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3" table:style-name="ta1">
        <table:shapes>
          <draw:frame draw:z-index="0" draw:style-name="gr1" draw:text-style-name="P1" svg:width="6.2988in" svg:height="3.5429in" svg:x="2.9953in" svg:y="2.1339in">
            <draw:object draw:notify-on-update-of-ranges="DATA_3.A1:DATA_3.A1 DATA_3.A2:DATA_3.A3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0354in" svg:y="61.1953in">
            <draw:object draw:notify-on-update-of-ranges="DATA_3.C1:DATA_3.C1 DATA_3.C2:DATA_3.C3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_axilite </text:p>
          </table:table-cell>
          <table:table-cell table:number-columns-repeated="2"/>
        </table:table-row>
        <table:table-row table:style-name="ro1">
          <table:table-cell office:value-type="float" office:value="0.581707379" calcext:value-type="float">
            <text:p>0.581707379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6.980488548" calcext:value-type="float">
            <text:p>6.980488548</text:p>
          </table:table-cell>
          <table:table-cell table:formula="of:=COUNTIFS([.B2:.B424];&quot;&gt;&quot;&amp;[.E2];[.B2:.B424];&quot;&lt;&quot;&amp;[.F2])"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INFO] [1711112048.735133145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82248398" calcext:value-type="float">
            <text:p>0.582248398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6.986980776" calcext:value-type="float">
            <text:p>6.986980776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112118.990557214] [CNN_interface]: Tests (10000) done | Average total: 7023, average IP: 6906, average transfer time: 117</text:p>
          </table:table-cell>
          <table:table-cell table:number-columns-repeated="2"/>
        </table:table-row>
        <table:table-row table:style-name="ro1">
          <table:table-cell office:value-type="float" office:value="0.581657831" calcext:value-type="float">
            <text:p>0.581657831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6.979893972" calcext:value-type="float">
            <text:p>6.979893972</text:p>
          </table:table-cell>
          <table:table-cell table:formula="of:=COUNTIF([.B2:.B424];&quot;&lt;=&quot;&amp;[.E2])+COUNTIF([.B2:.B424];&quot;&gt;=&quot;&amp;[.F2])" office:value-type="float" office:value="229" calcext:value-type="float">
            <text:p>229</text:p>
          </table:table-cell>
          <table:table-cell table:formula="of:=[.D2]+[.D4]" office:value-type="float" office:value="358" calcext:value-type="float">
            <text:p>358</text:p>
          </table:table-cell>
          <table:table-cell table:formula="of:=COUNT([.A$1:.A$1048576])" office:value-type="float" office:value="358" calcext:value-type="float">
            <text:p>358</text:p>
          </table:table-cell>
          <table:table-cell office:value-type="string" calcext:value-type="string">
            <text:p>^C[INFO] [1711112145.043011841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8187862" calcext:value-type="float">
            <text:p>0.58187862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6.98254344" calcext:value-type="float">
            <text:p>6.9825434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8141943" calcext:value-type="float">
            <text:p>0.58141943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6.97703316" calcext:value-type="float">
            <text:p>6.97703316</text:p>
          </table:table-cell>
          <table:table-cell table:formula="of:=AVERAGEIFS([.C2:.C424];[.B2:.B424];&quot;&gt;&quot;&amp;[.E2];[.B2:.B424];&quot;&lt;&quot;&amp;[.F2])" office:value-type="float" office:value="7.105372152" calcext:value-type="float">
            <text:p>7.105372152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6.97949636378571" calcext:value-type="float">
            <text:p>6.97949636378571</text:p>
          </table:table-cell>
          <table:table-cell table:formula="of:=[.D6]-[.E6]" office:value-type="float" office:value="0.125875788214288" calcext:value-type="float">
            <text:p>0.12587578821428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H6]-[.G6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581859533" calcext:value-type="float">
            <text:p>0.581859533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6.982314396" calcext:value-type="float">
            <text:p>6.982314396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581352427" calcext:value-type="float">
            <text:p>0.581352427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6.976229124" calcext:value-type="float">
            <text:p>6.976229124</text:p>
          </table:table-cell>
          <table:table-cell table:formula="of:=[.$D$6]*[.$F8]/POWER(10;6)" office:value-type="float" office:value="0.049901028623496" calcext:value-type="float">
            <text:p>0.049901028623496</text:p>
          </table:table-cell>
          <table:table-cell table:formula="of:=[.$F$6]*[.$F8]/POWER(10;6)" office:value-type="float" office:value="0.000884025660628946" calcext:value-type="float">
            <text:p>0.000884025660629</text:p>
          </table:table-cell>
          <table:table-cell office:value-type="float" office:value="7023" calcext:value-type="float">
            <text:p>7023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table:formula="of:=[.H8]-[.G8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82059563" calcext:value-type="float">
            <text:p>0.582059563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6.984714756" calcext:value-type="float">
            <text:p>6.984714756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581088879" calcext:value-type="float">
            <text:p>0.581088879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6.973066548" calcext:value-type="float">
            <text:p>6.973066548</text:p>
          </table:table-cell>
          <table:table-cell table:formula="of:=[.$D$6]*[.$F10]/POWER(10;6)" office:value-type="float" office:value="0.049069700081712" calcext:value-type="float">
            <text:p>0.049069700081712</text:p>
          </table:table-cell>
          <table:table-cell table:formula="of:=[.$F$6]*[.$F10]/POWER(10;6)" office:value-type="float" office:value="0.000869298193407874" calcext:value-type="float">
            <text:p>0.000869298193408</text:p>
          </table:table-cell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0.581164601" calcext:value-type="float">
            <text:p>0.581164601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6.973975212" calcext:value-type="float">
            <text:p>6.973975212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580754111" calcext:value-type="float">
            <text:p>0.580754111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6.969049332" calcext:value-type="float">
            <text:p>6.969049332</text:p>
          </table:table-cell>
          <table:table-cell table:formula="of:=[.$D$6]*[.$F12]/POWER(10;6)" office:value-type="float" office:value="0.000831328541784" calcext:value-type="float">
            <text:p>0.000831328541784</text:p>
          </table:table-cell>
          <table:table-cell table:formula="of:=[.$F$6]*[.$F12]/POWER(10;6)" office:value-type="float" office:value="0.0000147274672210717" calcext:value-type="float">
            <text:p>1.47274672210717E-05</text:p>
          </table:table-cell>
          <table:table-cell office:value-type="float" office:value="117" calcext:value-type="float">
            <text:p>117</text:p>
          </table:table-cell>
          <table:table-cell table:formula="of:=POWER(10;6)/[.F12]" office:value-type="float" office:value="8547.00854700855" calcext:value-type="float">
            <text:p>8547.00854700855</text:p>
          </table:table-cell>
          <table:table-cell table:style-name="ce1" table:formula="of:=[.G12]*60*60*1*8" office:value-type="float" office:value="246153846.153846" calcext:value-type="float">
            <text:p>2.46E+08</text:p>
          </table:table-cell>
          <table:table-cell/>
        </table:table-row>
        <table:table-row table:style-name="ro1">
          <table:table-cell office:value-type="float" office:value="0.581290266" calcext:value-type="float">
            <text:p>0.581290266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6.975483192" calcext:value-type="float">
            <text:p>6.975483192</text:p>
          </table:table-cell>
          <table:table-cell table:number-columns-repeated="6"/>
        </table:table-row>
        <table:table-row table:style-name="ro1">
          <table:table-cell office:value-type="float" office:value="0.581796153" calcext:value-type="float">
            <text:p>0.581796153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6.981553836" calcext:value-type="float">
            <text:p>6.981553836</text:p>
          </table:table-cell>
          <table:table-cell table:number-columns-repeated="6"/>
        </table:table-row>
        <table:table-row table:style-name="ro1">
          <table:table-cell office:value-type="float" office:value="0.581902628" calcext:value-type="float">
            <text:p>0.581902628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6.982831536" calcext:value-type="float">
            <text:p>6.982831536</text:p>
          </table:table-cell>
          <table:table-cell table:number-columns-repeated="6"/>
        </table:table-row>
        <table:table-row table:style-name="ro1">
          <table:table-cell office:value-type="float" office:value="0.582099304" calcext:value-type="float">
            <text:p>0.582099304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6.985191648" calcext:value-type="float">
            <text:p>6.985191648</text:p>
          </table:table-cell>
          <table:table-cell table:number-columns-repeated="6"/>
        </table:table-row>
        <table:table-row table:style-name="ro1">
          <table:table-cell office:value-type="float" office:value="0.581132556" calcext:value-type="float">
            <text:p>0.581132556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6.973590672" calcext:value-type="float">
            <text:p>6.973590672</text:p>
          </table:table-cell>
          <table:table-cell table:number-columns-repeated="6"/>
        </table:table-row>
        <table:table-row table:style-name="ro1">
          <table:table-cell office:value-type="float" office:value="0.582413467" calcext:value-type="float">
            <text:p>0.582413467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6.988961604" calcext:value-type="float">
            <text:p>6.988961604</text:p>
          </table:table-cell>
          <table:table-cell table:number-columns-repeated="6"/>
        </table:table-row>
        <table:table-row table:style-name="ro1">
          <table:table-cell office:value-type="float" office:value="0.581317298" calcext:value-type="float">
            <text:p>0.581317298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6.975807576" calcext:value-type="float">
            <text:p>6.975807576</text:p>
          </table:table-cell>
          <table:table-cell table:number-columns-repeated="6"/>
        </table:table-row>
        <table:table-row table:style-name="ro1">
          <table:table-cell office:value-type="float" office:value="0.581935359" calcext:value-type="float">
            <text:p>0.581935359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6.983224308" calcext:value-type="float">
            <text:p>6.983224308</text:p>
          </table:table-cell>
          <table:table-cell table:number-columns-repeated="6"/>
        </table:table-row>
        <table:table-row table:style-name="ro1">
          <table:table-cell office:value-type="float" office:value="0.581021582" calcext:value-type="float">
            <text:p>0.581021582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6.972258984" calcext:value-type="float">
            <text:p>6.972258984</text:p>
          </table:table-cell>
          <table:table-cell table:number-columns-repeated="6"/>
        </table:table-row>
        <table:table-row table:style-name="ro1">
          <table:table-cell office:value-type="float" office:value="0.581228481" calcext:value-type="float">
            <text:p>0.581228481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6.974741772" calcext:value-type="float">
            <text:p>6.974741772</text:p>
          </table:table-cell>
          <table:table-cell table:number-columns-repeated="6"/>
        </table:table-row>
        <table:table-row table:style-name="ro1">
          <table:table-cell office:value-type="float" office:value="0.581218711" calcext:value-type="float">
            <text:p>0.581218711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6.974624532" calcext:value-type="float">
            <text:p>6.974624532</text:p>
          </table:table-cell>
          <table:table-cell table:number-columns-repeated="6"/>
        </table:table-row>
        <table:table-row table:style-name="ro1">
          <table:table-cell office:value-type="float" office:value="0.581357705" calcext:value-type="float">
            <text:p>0.581357705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6.97629246" calcext:value-type="float">
            <text:p>6.97629246</text:p>
          </table:table-cell>
          <table:table-cell table:number-columns-repeated="6"/>
        </table:table-row>
        <table:table-row table:style-name="ro1">
          <table:table-cell office:value-type="float" office:value="0.581684331" calcext:value-type="float">
            <text:p>0.581684331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6.980211972" calcext:value-type="float">
            <text:p>6.980211972</text:p>
          </table:table-cell>
          <table:table-cell table:number-columns-repeated="6"/>
        </table:table-row>
        <table:table-row table:style-name="ro1">
          <table:table-cell office:value-type="float" office:value="0.581158862" calcext:value-type="float">
            <text:p>0.581158862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6.973906344" calcext:value-type="float">
            <text:p>6.973906344</text:p>
          </table:table-cell>
          <table:table-cell table:number-columns-repeated="6"/>
        </table:table-row>
        <table:table-row table:style-name="ro1">
          <table:table-cell office:value-type="float" office:value="0.581494812" calcext:value-type="float">
            <text:p>0.581494812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6.977937744" calcext:value-type="float">
            <text:p>6.977937744</text:p>
          </table:table-cell>
          <table:table-cell table:number-columns-repeated="6"/>
        </table:table-row>
        <table:table-row table:style-name="ro1">
          <table:table-cell office:value-type="float" office:value="0.582167723" calcext:value-type="float">
            <text:p>0.582167723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6.986012676" calcext:value-type="float">
            <text:p>6.986012676</text:p>
          </table:table-cell>
          <table:table-cell table:number-columns-repeated="6"/>
        </table:table-row>
        <table:table-row table:style-name="ro1">
          <table:table-cell office:value-type="float" office:value="0.582169803" calcext:value-type="float">
            <text:p>0.582169803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6.986037636" calcext:value-type="float">
            <text:p>6.986037636</text:p>
          </table:table-cell>
          <table:table-cell table:number-columns-repeated="6"/>
        </table:table-row>
        <table:table-row table:style-name="ro1">
          <table:table-cell office:value-type="float" office:value="0.581655817" calcext:value-type="float">
            <text:p>0.581655817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6.979869804" calcext:value-type="float">
            <text:p>6.979869804</text:p>
          </table:table-cell>
          <table:table-cell table:number-columns-repeated="6"/>
        </table:table-row>
        <table:table-row table:style-name="ro1">
          <table:table-cell office:value-type="float" office:value="0.581434888" calcext:value-type="float">
            <text:p>0.581434888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6.977218656" calcext:value-type="float">
            <text:p>6.977218656</text:p>
          </table:table-cell>
          <table:table-cell table:number-columns-repeated="6"/>
        </table:table-row>
        <table:table-row table:style-name="ro1">
          <table:table-cell office:value-type="float" office:value="0.580925106" calcext:value-type="float">
            <text:p>0.580925106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6.971101272" calcext:value-type="float">
            <text:p>6.971101272</text:p>
          </table:table-cell>
          <table:table-cell table:number-columns-repeated="6"/>
        </table:table-row>
        <table:table-row table:style-name="ro1">
          <table:table-cell office:value-type="float" office:value="0.580995276" calcext:value-type="float">
            <text:p>0.580995276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6.971943312" calcext:value-type="float">
            <text:p>6.971943312</text:p>
          </table:table-cell>
          <table:table-cell table:number-columns-repeated="6"/>
        </table:table-row>
        <table:table-row table:style-name="ro1">
          <table:table-cell office:value-type="float" office:value="0.581692107" calcext:value-type="float">
            <text:p>0.581692107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6.980305284" calcext:value-type="float">
            <text:p>6.980305284</text:p>
          </table:table-cell>
          <table:table-cell table:number-columns-repeated="6"/>
        </table:table-row>
        <table:table-row table:style-name="ro1">
          <table:table-cell office:value-type="float" office:value="0.58131878" calcext:value-type="float">
            <text:p>0.58131878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6.97582536" calcext:value-type="float">
            <text:p>6.97582536</text:p>
          </table:table-cell>
          <table:table-cell table:number-columns-repeated="6"/>
        </table:table-row>
        <table:table-row table:style-name="ro1">
          <table:table-cell office:value-type="float" office:value="0.581006417" calcext:value-type="float">
            <text:p>0.581006417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6.972077004" calcext:value-type="float">
            <text:p>6.972077004</text:p>
          </table:table-cell>
          <table:table-cell table:number-columns-repeated="6"/>
        </table:table-row>
        <table:table-row table:style-name="ro1">
          <table:table-cell office:value-type="float" office:value="0.581050742" calcext:value-type="float">
            <text:p>0.581050742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6.972608904" calcext:value-type="float">
            <text:p>6.972608904</text:p>
          </table:table-cell>
          <table:table-cell table:number-columns-repeated="6"/>
        </table:table-row>
        <table:table-row table:style-name="ro1">
          <table:table-cell office:value-type="float" office:value="0.582596856" calcext:value-type="float">
            <text:p>0.582596856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6.991162272" calcext:value-type="float">
            <text:p>6.991162272</text:p>
          </table:table-cell>
          <table:table-cell table:number-columns-repeated="6"/>
        </table:table-row>
        <table:table-row table:style-name="ro1">
          <table:table-cell office:value-type="float" office:value="0.58124529" calcext:value-type="float">
            <text:p>0.58124529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6.97494348" calcext:value-type="float">
            <text:p>6.97494348</text:p>
          </table:table-cell>
          <table:table-cell table:number-columns-repeated="6"/>
        </table:table-row>
        <table:table-row table:style-name="ro1">
          <table:table-cell office:value-type="float" office:value="0.583684539" calcext:value-type="float">
            <text:p>0.583684539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004214468" calcext:value-type="float">
            <text:p>7.004214468</text:p>
          </table:table-cell>
          <table:table-cell table:number-columns-repeated="6"/>
        </table:table-row>
        <table:table-row table:style-name="ro1">
          <table:table-cell office:value-type="float" office:value="0.581398531" calcext:value-type="float">
            <text:p>0.581398531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6.976782372" calcext:value-type="float">
            <text:p>6.976782372</text:p>
          </table:table-cell>
          <table:table-cell table:number-columns-repeated="6"/>
        </table:table-row>
        <table:table-row table:style-name="ro1">
          <table:table-cell office:value-type="float" office:value="0.581049677" calcext:value-type="float">
            <text:p>0.581049677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6.972596124" calcext:value-type="float">
            <text:p>6.972596124</text:p>
          </table:table-cell>
          <table:table-cell table:number-columns-repeated="6"/>
        </table:table-row>
        <table:table-row table:style-name="ro1">
          <table:table-cell office:value-type="float" office:value="0.581486425" calcext:value-type="float">
            <text:p>0.581486425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6.9778371" calcext:value-type="float">
            <text:p>6.9778371</text:p>
          </table:table-cell>
          <table:table-cell table:number-columns-repeated="6"/>
        </table:table-row>
        <table:table-row table:style-name="ro1">
          <table:table-cell office:value-type="float" office:value="0.580711543" calcext:value-type="float">
            <text:p>0.580711543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6.968538516" calcext:value-type="float">
            <text:p>6.968538516</text:p>
          </table:table-cell>
          <table:table-cell table:number-columns-repeated="6"/>
        </table:table-row>
        <table:table-row table:style-name="ro1">
          <table:table-cell office:value-type="float" office:value="0.580819942" calcext:value-type="float">
            <text:p>0.580819942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6.969839304" calcext:value-type="float">
            <text:p>6.969839304</text:p>
          </table:table-cell>
          <table:table-cell table:number-columns-repeated="6"/>
        </table:table-row>
        <table:table-row table:style-name="ro1">
          <table:table-cell office:value-type="float" office:value="0.581185071" calcext:value-type="float">
            <text:p>0.581185071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6.974220852" calcext:value-type="float">
            <text:p>6.974220852</text:p>
          </table:table-cell>
          <table:table-cell table:number-columns-repeated="6"/>
        </table:table-row>
        <table:table-row table:style-name="ro1">
          <table:table-cell office:value-type="float" office:value="0.581727039" calcext:value-type="float">
            <text:p>0.581727039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6.980724468" calcext:value-type="float">
            <text:p>6.980724468</text:p>
          </table:table-cell>
          <table:table-cell table:number-columns-repeated="6"/>
        </table:table-row>
        <table:table-row table:style-name="ro1">
          <table:table-cell office:value-type="float" office:value="0.581892113" calcext:value-type="float">
            <text:p>0.581892113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6.982705356" calcext:value-type="float">
            <text:p>6.982705356</text:p>
          </table:table-cell>
          <table:table-cell table:number-columns-repeated="6"/>
        </table:table-row>
        <table:table-row table:style-name="ro1">
          <table:table-cell office:value-type="float" office:value="0.581559211" calcext:value-type="float">
            <text:p>0.58155921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6.978710532" calcext:value-type="float">
            <text:p>6.978710532</text:p>
          </table:table-cell>
          <table:table-cell table:number-columns-repeated="6"/>
        </table:table-row>
        <table:table-row table:style-name="ro1">
          <table:table-cell office:value-type="float" office:value="0.581215516" calcext:value-type="float">
            <text:p>0.581215516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6.974586192" calcext:value-type="float">
            <text:p>6.974586192</text:p>
          </table:table-cell>
          <table:table-cell table:number-columns-repeated="6"/>
        </table:table-row>
        <table:table-row table:style-name="ro1">
          <table:table-cell office:value-type="float" office:value="0.581517227" calcext:value-type="float">
            <text:p>0.581517227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6.978206724" calcext:value-type="float">
            <text:p>6.978206724</text:p>
          </table:table-cell>
          <table:table-cell table:number-columns-repeated="6"/>
        </table:table-row>
        <table:table-row table:style-name="ro1">
          <table:table-cell office:value-type="float" office:value="0.580673709" calcext:value-type="float">
            <text:p>0.580673709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6.968084508" calcext:value-type="float">
            <text:p>6.968084508</text:p>
          </table:table-cell>
          <table:table-cell table:number-columns-repeated="6"/>
        </table:table-row>
        <table:table-row table:style-name="ro1">
          <table:table-cell office:value-type="float" office:value="0.5824494" calcext:value-type="float">
            <text:p>0.5824494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6.9893928" calcext:value-type="float">
            <text:p>6.9893928</text:p>
          </table:table-cell>
          <table:table-cell table:number-columns-repeated="6"/>
        </table:table-row>
        <table:table-row table:style-name="ro1">
          <table:table-cell office:value-type="float" office:value="0.581376489" calcext:value-type="float">
            <text:p>0.581376489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6.976517868" calcext:value-type="float">
            <text:p>6.976517868</text:p>
          </table:table-cell>
          <table:table-cell table:number-columns-repeated="6"/>
        </table:table-row>
        <table:table-row table:style-name="ro1">
          <table:table-cell office:value-type="float" office:value="0.581246852" calcext:value-type="float">
            <text:p>0.581246852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6.974962224" calcext:value-type="float">
            <text:p>6.974962224</text:p>
          </table:table-cell>
          <table:table-cell table:number-columns-repeated="6"/>
        </table:table-row>
        <table:table-row table:style-name="ro1">
          <table:table-cell office:value-type="float" office:value="0.58137168" calcext:value-type="float">
            <text:p>0.58137168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6.97646016" calcext:value-type="float">
            <text:p>6.97646016</text:p>
          </table:table-cell>
          <table:table-cell table:number-columns-repeated="6"/>
        </table:table-row>
        <table:table-row table:style-name="ro1">
          <table:table-cell office:value-type="float" office:value="0.580479016" calcext:value-type="float">
            <text:p>0.580479016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6.965748192" calcext:value-type="float">
            <text:p>6.965748192</text:p>
          </table:table-cell>
          <table:table-cell table:number-columns-repeated="6"/>
        </table:table-row>
        <table:table-row table:style-name="ro1">
          <table:table-cell office:value-type="float" office:value="0.581340561" calcext:value-type="float">
            <text:p>0.581340561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6.976086732" calcext:value-type="float">
            <text:p>6.976086732</text:p>
          </table:table-cell>
          <table:table-cell table:number-columns-repeated="6"/>
        </table:table-row>
        <table:table-row table:style-name="ro1">
          <table:table-cell office:value-type="float" office:value="0.58047059" calcext:value-type="float">
            <text:p>0.58047059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6.96564708" calcext:value-type="float">
            <text:p>6.96564708</text:p>
          </table:table-cell>
          <table:table-cell table:number-columns-repeated="6"/>
        </table:table-row>
        <table:table-row table:style-name="ro1">
          <table:table-cell office:value-type="float" office:value="0.581569688" calcext:value-type="float">
            <text:p>0.581569688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6.978836256" calcext:value-type="float">
            <text:p>6.978836256</text:p>
          </table:table-cell>
          <table:table-cell table:number-columns-repeated="6"/>
        </table:table-row>
        <table:table-row table:style-name="ro1">
          <table:table-cell office:value-type="float" office:value="0.587068189" calcext:value-type="float">
            <text:p>0.587068189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044818268" calcext:value-type="float">
            <text:p>7.044818268</text:p>
          </table:table-cell>
          <table:table-cell table:number-columns-repeated="6"/>
        </table:table-row>
        <table:table-row table:style-name="ro1">
          <table:table-cell office:value-type="float" office:value="0.580780143" calcext:value-type="float">
            <text:p>0.580780143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6.969361716" calcext:value-type="float">
            <text:p>6.969361716</text:p>
          </table:table-cell>
          <table:table-cell table:number-columns-repeated="6"/>
        </table:table-row>
        <table:table-row table:style-name="ro1">
          <table:table-cell office:value-type="float" office:value="0.583066953" calcext:value-type="float">
            <text:p>0.583066953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6.996803436" calcext:value-type="float">
            <text:p>6.996803436</text:p>
          </table:table-cell>
          <table:table-cell table:number-columns-repeated="6"/>
        </table:table-row>
        <table:table-row table:style-name="ro1">
          <table:table-cell office:value-type="float" office:value="0.580827754" calcext:value-type="float">
            <text:p>0.580827754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6.969933048" calcext:value-type="float">
            <text:p>6.969933048</text:p>
          </table:table-cell>
          <table:table-cell table:number-columns-repeated="6"/>
        </table:table-row>
        <table:table-row table:style-name="ro1">
          <table:table-cell office:value-type="float" office:value="0.599191919" calcext:value-type="float">
            <text:p>0.599191919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190303028" calcext:value-type="float">
            <text:p>7.190303028</text:p>
          </table:table-cell>
          <table:table-cell table:number-columns-repeated="6"/>
        </table:table-row>
        <table:table-row table:style-name="ro1">
          <table:table-cell office:value-type="float" office:value="0.600423219" calcext:value-type="float">
            <text:p>0.600423219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205078628" calcext:value-type="float">
            <text:p>7.205078628</text:p>
          </table:table-cell>
          <table:table-cell table:number-columns-repeated="6"/>
        </table:table-row>
        <table:table-row table:style-name="ro1">
          <table:table-cell office:value-type="float" office:value="0.608378956" calcext:value-type="float">
            <text:p>0.60837895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300547472" calcext:value-type="float">
            <text:p>7.300547472</text:p>
          </table:table-cell>
          <table:table-cell table:number-columns-repeated="6"/>
        </table:table-row>
        <table:table-row table:style-name="ro1">
          <table:table-cell office:value-type="float" office:value="0.601496662" calcext:value-type="float">
            <text:p>0.601496662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217959944" calcext:value-type="float">
            <text:p>7.217959944</text:p>
          </table:table-cell>
          <table:table-cell table:number-columns-repeated="6"/>
        </table:table-row>
        <table:table-row table:style-name="ro1">
          <table:table-cell office:value-type="float" office:value="0.595228978" calcext:value-type="float">
            <text:p>0.595228978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142747736" calcext:value-type="float">
            <text:p>7.142747736</text:p>
          </table:table-cell>
          <table:table-cell table:number-columns-repeated="6"/>
        </table:table-row>
        <table:table-row table:style-name="ro1">
          <table:table-cell office:value-type="float" office:value="0.593439614" calcext:value-type="float">
            <text:p>0.593439614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121275368" calcext:value-type="float">
            <text:p>7.121275368</text:p>
          </table:table-cell>
          <table:table-cell table:number-columns-repeated="6"/>
        </table:table-row>
        <table:table-row table:style-name="ro1">
          <table:table-cell office:value-type="float" office:value="0.591516383" calcext:value-type="float">
            <text:p>0.591516383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098196596" calcext:value-type="float">
            <text:p>7.098196596</text:p>
          </table:table-cell>
          <table:table-cell table:number-columns-repeated="6"/>
        </table:table-row>
        <table:table-row table:style-name="ro1">
          <table:table-cell office:value-type="float" office:value="0.591101495" calcext:value-type="float">
            <text:p>0.591101495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09321794" calcext:value-type="float">
            <text:p>7.09321794</text:p>
          </table:table-cell>
          <table:table-cell table:number-columns-repeated="6"/>
        </table:table-row>
        <table:table-row table:style-name="ro1">
          <table:table-cell office:value-type="float" office:value="0.599135546" calcext:value-type="float">
            <text:p>0.599135546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189626552" calcext:value-type="float">
            <text:p>7.189626552</text:p>
          </table:table-cell>
          <table:table-cell table:number-columns-repeated="6"/>
        </table:table-row>
        <table:table-row table:style-name="ro1">
          <table:table-cell office:value-type="float" office:value="0.59124654" calcext:value-type="float">
            <text:p>0.59124654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09495848" calcext:value-type="float">
            <text:p>7.09495848</text:p>
          </table:table-cell>
          <table:table-cell table:number-columns-repeated="6"/>
        </table:table-row>
        <table:table-row table:style-name="ro1">
          <table:table-cell office:value-type="float" office:value="0.592032349" calcext:value-type="float">
            <text:p>0.592032349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104388188" calcext:value-type="float">
            <text:p>7.104388188</text:p>
          </table:table-cell>
          <table:table-cell table:number-columns-repeated="6"/>
        </table:table-row>
        <table:table-row table:style-name="ro1">
          <table:table-cell office:value-type="float" office:value="0.593532117" calcext:value-type="float">
            <text:p>0.593532117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122385404" calcext:value-type="float">
            <text:p>7.122385404</text:p>
          </table:table-cell>
          <table:table-cell table:number-columns-repeated="6"/>
        </table:table-row>
        <table:table-row table:style-name="ro1">
          <table:table-cell office:value-type="float" office:value="0.592370799" calcext:value-type="float">
            <text:p>0.592370799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108449588" calcext:value-type="float">
            <text:p>7.108449588</text:p>
          </table:table-cell>
          <table:table-cell table:number-columns-repeated="6"/>
        </table:table-row>
        <table:table-row table:style-name="ro1">
          <table:table-cell office:value-type="float" office:value="0.591628182" calcext:value-type="float">
            <text:p>0.591628182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099538184" calcext:value-type="float">
            <text:p>7.099538184</text:p>
          </table:table-cell>
          <table:table-cell table:number-columns-repeated="6"/>
        </table:table-row>
        <table:table-row table:style-name="ro1">
          <table:table-cell office:value-type="float" office:value="0.591378818" calcext:value-type="float">
            <text:p>0.591378818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096545816" calcext:value-type="float">
            <text:p>7.096545816</text:p>
          </table:table-cell>
          <table:table-cell table:number-columns-repeated="6"/>
        </table:table-row>
        <table:table-row table:style-name="ro1">
          <table:table-cell office:value-type="float" office:value="0.591510258" calcext:value-type="float">
            <text:p>0.591510258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098123096" calcext:value-type="float">
            <text:p>7.098123096</text:p>
          </table:table-cell>
          <table:table-cell table:number-columns-repeated="6"/>
        </table:table-row>
        <table:table-row table:style-name="ro1">
          <table:table-cell office:value-type="float" office:value="0.590984267" calcext:value-type="float">
            <text:p>0.590984267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091811204" calcext:value-type="float">
            <text:p>7.091811204</text:p>
          </table:table-cell>
          <table:table-cell table:number-columns-repeated="6"/>
        </table:table-row>
        <table:table-row table:style-name="ro1">
          <table:table-cell office:value-type="float" office:value="0.592132016" calcext:value-type="float">
            <text:p>0.59213201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105584192" calcext:value-type="float">
            <text:p>7.105584192</text:p>
          </table:table-cell>
          <table:table-cell table:number-columns-repeated="6"/>
        </table:table-row>
        <table:table-row table:style-name="ro1">
          <table:table-cell office:value-type="float" office:value="0.591259818" calcext:value-type="float">
            <text:p>0.591259818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095117816" calcext:value-type="float">
            <text:p>7.095117816</text:p>
          </table:table-cell>
          <table:table-cell table:number-columns-repeated="6"/>
        </table:table-row>
        <table:table-row table:style-name="ro1">
          <table:table-cell office:value-type="float" office:value="0.591513982" calcext:value-type="float">
            <text:p>0.591513982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098167784" calcext:value-type="float">
            <text:p>7.098167784</text:p>
          </table:table-cell>
          <table:table-cell table:number-columns-repeated="6"/>
        </table:table-row>
        <table:table-row table:style-name="ro1">
          <table:table-cell office:value-type="float" office:value="0.592293249" calcext:value-type="float">
            <text:p>0.592293249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107518988" calcext:value-type="float">
            <text:p>7.107518988</text:p>
          </table:table-cell>
          <table:table-cell table:number-columns-repeated="6"/>
        </table:table-row>
        <table:table-row table:style-name="ro1">
          <table:table-cell office:value-type="float" office:value="0.591799321" calcext:value-type="float">
            <text:p>0.591799321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101591852" calcext:value-type="float">
            <text:p>7.101591852</text:p>
          </table:table-cell>
          <table:table-cell table:number-columns-repeated="6"/>
        </table:table-row>
        <table:table-row table:style-name="ro1">
          <table:table-cell office:value-type="float" office:value="0.591439029" calcext:value-type="float">
            <text:p>0.591439029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097268348" calcext:value-type="float">
            <text:p>7.097268348</text:p>
          </table:table-cell>
          <table:table-cell table:number-columns-repeated="6"/>
        </table:table-row>
        <table:table-row table:style-name="ro1">
          <table:table-cell office:value-type="float" office:value="0.592193438" calcext:value-type="float">
            <text:p>0.592193438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106321256" calcext:value-type="float">
            <text:p>7.106321256</text:p>
          </table:table-cell>
          <table:table-cell table:number-columns-repeated="6"/>
        </table:table-row>
        <table:table-row table:style-name="ro1">
          <table:table-cell office:value-type="float" office:value="0.591515511" calcext:value-type="float">
            <text:p>0.591515511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098186132" calcext:value-type="float">
            <text:p>7.098186132</text:p>
          </table:table-cell>
          <table:table-cell table:number-columns-repeated="6"/>
        </table:table-row>
        <table:table-row table:style-name="ro1">
          <table:table-cell office:value-type="float" office:value="0.592428606" calcext:value-type="float">
            <text:p>0.592428606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109143272" calcext:value-type="float">
            <text:p>7.109143272</text:p>
          </table:table-cell>
          <table:table-cell table:number-columns-repeated="6"/>
        </table:table-row>
        <table:table-row table:style-name="ro1">
          <table:table-cell office:value-type="float" office:value="0.591421102" calcext:value-type="float">
            <text:p>0.591421102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097053224" calcext:value-type="float">
            <text:p>7.097053224</text:p>
          </table:table-cell>
          <table:table-cell table:number-columns-repeated="6"/>
        </table:table-row>
        <table:table-row table:style-name="ro1">
          <table:table-cell office:value-type="float" office:value="0.591542692" calcext:value-type="float">
            <text:p>0.591542692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098512304" calcext:value-type="float">
            <text:p>7.098512304</text:p>
          </table:table-cell>
          <table:table-cell table:number-columns-repeated="6"/>
        </table:table-row>
        <table:table-row table:style-name="ro1">
          <table:table-cell office:value-type="float" office:value="0.591725253" calcext:value-type="float">
            <text:p>0.591725253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100703036" calcext:value-type="float">
            <text:p>7.100703036</text:p>
          </table:table-cell>
          <table:table-cell table:number-columns-repeated="6"/>
        </table:table-row>
        <table:table-row table:style-name="ro1">
          <table:table-cell office:value-type="float" office:value="0.591695515" calcext:value-type="float">
            <text:p>0.591695515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10034618" calcext:value-type="float">
            <text:p>7.10034618</text:p>
          </table:table-cell>
          <table:table-cell table:number-columns-repeated="6"/>
        </table:table-row>
        <table:table-row table:style-name="ro1">
          <table:table-cell office:value-type="float" office:value="0.592267151" calcext:value-type="float">
            <text:p>0.592267151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107205812" calcext:value-type="float">
            <text:p>7.107205812</text:p>
          </table:table-cell>
          <table:table-cell table:number-columns-repeated="6"/>
        </table:table-row>
        <table:table-row table:style-name="ro1">
          <table:table-cell office:value-type="float" office:value="0.591504512" calcext:value-type="float">
            <text:p>0.591504512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098054144" calcext:value-type="float">
            <text:p>7.098054144</text:p>
          </table:table-cell>
          <table:table-cell table:number-columns-repeated="6"/>
        </table:table-row>
        <table:table-row table:style-name="ro1">
          <table:table-cell office:value-type="float" office:value="0.592157297" calcext:value-type="float">
            <text:p>0.592157297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105887564" calcext:value-type="float">
            <text:p>7.105887564</text:p>
          </table:table-cell>
          <table:table-cell table:number-columns-repeated="6"/>
        </table:table-row>
        <table:table-row table:style-name="ro1">
          <table:table-cell office:value-type="float" office:value="0.591658986" calcext:value-type="float">
            <text:p>0.59165898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099907832" calcext:value-type="float">
            <text:p>7.099907832</text:p>
          </table:table-cell>
          <table:table-cell table:number-columns-repeated="6"/>
        </table:table-row>
        <table:table-row table:style-name="ro1">
          <table:table-cell office:value-type="float" office:value="0.591536359" calcext:value-type="float">
            <text:p>0.591536359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098436308" calcext:value-type="float">
            <text:p>7.098436308</text:p>
          </table:table-cell>
          <table:table-cell table:number-columns-repeated="6"/>
        </table:table-row>
        <table:table-row table:style-name="ro1">
          <table:table-cell office:value-type="float" office:value="0.591712888" calcext:value-type="float">
            <text:p>0.591712888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100554656" calcext:value-type="float">
            <text:p>7.100554656</text:p>
          </table:table-cell>
          <table:table-cell table:number-columns-repeated="6"/>
        </table:table-row>
        <table:table-row table:style-name="ro1">
          <table:table-cell office:value-type="float" office:value="0.592283116" calcext:value-type="float">
            <text:p>0.592283116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107397392" calcext:value-type="float">
            <text:p>7.107397392</text:p>
          </table:table-cell>
          <table:table-cell table:number-columns-repeated="6"/>
        </table:table-row>
        <table:table-row table:style-name="ro1">
          <table:table-cell office:value-type="float" office:value="0.591873915" calcext:value-type="float">
            <text:p>0.591873915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10248698" calcext:value-type="float">
            <text:p>7.10248698</text:p>
          </table:table-cell>
          <table:table-cell table:number-columns-repeated="6"/>
        </table:table-row>
        <table:table-row table:style-name="ro1">
          <table:table-cell office:value-type="float" office:value="0.592226031" calcext:value-type="float">
            <text:p>0.592226031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106712372" calcext:value-type="float">
            <text:p>7.106712372</text:p>
          </table:table-cell>
          <table:table-cell table:number-columns-repeated="6"/>
        </table:table-row>
        <table:table-row table:style-name="ro1">
          <table:table-cell office:value-type="float" office:value="0.591417578" calcext:value-type="float">
            <text:p>0.591417578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097010936" calcext:value-type="float">
            <text:p>7.097010936</text:p>
          </table:table-cell>
          <table:table-cell table:number-columns-repeated="6"/>
        </table:table-row>
        <table:table-row table:style-name="ro1">
          <table:table-cell office:value-type="float" office:value="0.592631794" calcext:value-type="float">
            <text:p>0.592631794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111581528" calcext:value-type="float">
            <text:p>7.111581528</text:p>
          </table:table-cell>
          <table:table-cell table:number-columns-repeated="6"/>
        </table:table-row>
        <table:table-row table:style-name="ro1">
          <table:table-cell office:value-type="float" office:value="0.59091198" calcext:value-type="float">
            <text:p>0.59091198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09094376" calcext:value-type="float">
            <text:p>7.09094376</text:p>
          </table:table-cell>
          <table:table-cell table:number-columns-repeated="6"/>
        </table:table-row>
        <table:table-row table:style-name="ro1">
          <table:table-cell office:value-type="float" office:value="0.592285172" calcext:value-type="float">
            <text:p>0.592285172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107422064" calcext:value-type="float">
            <text:p>7.107422064</text:p>
          </table:table-cell>
          <table:table-cell table:number-columns-repeated="6"/>
        </table:table-row>
        <table:table-row table:style-name="ro1">
          <table:table-cell office:value-type="float" office:value="0.591647261" calcext:value-type="float">
            <text:p>0.591647261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099767132" calcext:value-type="float">
            <text:p>7.099767132</text:p>
          </table:table-cell>
          <table:table-cell table:number-columns-repeated="6"/>
        </table:table-row>
        <table:table-row table:style-name="ro1">
          <table:table-cell office:value-type="float" office:value="0.592003454" calcext:value-type="float">
            <text:p>0.592003454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104041448" calcext:value-type="float">
            <text:p>7.104041448</text:p>
          </table:table-cell>
          <table:table-cell table:number-columns-repeated="6"/>
        </table:table-row>
        <table:table-row table:style-name="ro1">
          <table:table-cell office:value-type="float" office:value="0.591920968" calcext:value-type="float">
            <text:p>0.591920968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103051616" calcext:value-type="float">
            <text:p>7.103051616</text:p>
          </table:table-cell>
          <table:table-cell table:number-columns-repeated="6"/>
        </table:table-row>
        <table:table-row table:style-name="ro1">
          <table:table-cell office:value-type="float" office:value="0.592529175" calcext:value-type="float">
            <text:p>0.592529175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1103501" calcext:value-type="float">
            <text:p>7.1103501</text:p>
          </table:table-cell>
          <table:table-cell table:number-columns-repeated="6"/>
        </table:table-row>
        <table:table-row table:style-name="ro1">
          <table:table-cell office:value-type="float" office:value="0.591495839" calcext:value-type="float">
            <text:p>0.591495839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097950068" calcext:value-type="float">
            <text:p>7.097950068</text:p>
          </table:table-cell>
          <table:table-cell table:number-columns-repeated="6"/>
        </table:table-row>
        <table:table-row table:style-name="ro1">
          <table:table-cell office:value-type="float" office:value="0.593047724" calcext:value-type="float">
            <text:p>0.593047724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116572688" calcext:value-type="float">
            <text:p>7.116572688</text:p>
          </table:table-cell>
          <table:table-cell table:number-columns-repeated="6"/>
        </table:table-row>
        <table:table-row table:style-name="ro1">
          <table:table-cell office:value-type="float" office:value="0.591032042" calcext:value-type="float">
            <text:p>0.591032042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092384504" calcext:value-type="float">
            <text:p>7.092384504</text:p>
          </table:table-cell>
          <table:table-cell table:number-columns-repeated="6"/>
        </table:table-row>
        <table:table-row table:style-name="ro1">
          <table:table-cell office:value-type="float" office:value="0.591560893" calcext:value-type="float">
            <text:p>0.591560893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098730716" calcext:value-type="float">
            <text:p>7.098730716</text:p>
          </table:table-cell>
          <table:table-cell table:number-columns-repeated="6"/>
        </table:table-row>
        <table:table-row table:style-name="ro1">
          <table:table-cell office:value-type="float" office:value="0.590953471" calcext:value-type="float">
            <text:p>0.590953471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091441652" calcext:value-type="float">
            <text:p>7.091441652</text:p>
          </table:table-cell>
          <table:table-cell table:number-columns-repeated="6"/>
        </table:table-row>
        <table:table-row table:style-name="ro1">
          <table:table-cell office:value-type="float" office:value="0.592745981" calcext:value-type="float">
            <text:p>0.592745981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112951772" calcext:value-type="float">
            <text:p>7.112951772</text:p>
          </table:table-cell>
          <table:table-cell table:number-columns-repeated="6"/>
        </table:table-row>
        <table:table-row table:style-name="ro1">
          <table:table-cell office:value-type="float" office:value="0.591886967" calcext:value-type="float">
            <text:p>0.591886967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102643604" calcext:value-type="float">
            <text:p>7.102643604</text:p>
          </table:table-cell>
          <table:table-cell table:number-columns-repeated="6"/>
        </table:table-row>
        <table:table-row table:style-name="ro1">
          <table:table-cell office:value-type="float" office:value="0.591893459" calcext:value-type="float">
            <text:p>0.591893459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102721508" calcext:value-type="float">
            <text:p>7.102721508</text:p>
          </table:table-cell>
          <table:table-cell table:number-columns-repeated="6"/>
        </table:table-row>
        <table:table-row table:style-name="ro1">
          <table:table-cell office:value-type="float" office:value="0.591961928" calcext:value-type="float">
            <text:p>0.591961928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103543136" calcext:value-type="float">
            <text:p>7.103543136</text:p>
          </table:table-cell>
          <table:table-cell table:number-columns-repeated="6"/>
        </table:table-row>
        <table:table-row table:style-name="ro1">
          <table:table-cell office:value-type="float" office:value="0.591834747" calcext:value-type="float">
            <text:p>0.591834747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102016964" calcext:value-type="float">
            <text:p>7.102016964</text:p>
          </table:table-cell>
          <table:table-cell table:number-columns-repeated="6"/>
        </table:table-row>
        <table:table-row table:style-name="ro1">
          <table:table-cell office:value-type="float" office:value="0.591779677" calcext:value-type="float">
            <text:p>0.591779677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101356124" calcext:value-type="float">
            <text:p>7.101356124</text:p>
          </table:table-cell>
          <table:table-cell table:number-columns-repeated="6"/>
        </table:table-row>
        <table:table-row table:style-name="ro1">
          <table:table-cell office:value-type="float" office:value="0.600041108" calcext:value-type="float">
            <text:p>0.600041108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200493296" calcext:value-type="float">
            <text:p>7.200493296</text:p>
          </table:table-cell>
          <table:table-cell table:number-columns-repeated="6"/>
        </table:table-row>
        <table:table-row table:style-name="ro1">
          <table:table-cell office:value-type="float" office:value="0.619882646" calcext:value-type="float">
            <text:p>0.619882646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438591752" calcext:value-type="float">
            <text:p>7.438591752</text:p>
          </table:table-cell>
          <table:table-cell table:number-columns-repeated="6"/>
        </table:table-row>
        <table:table-row table:style-name="ro1">
          <table:table-cell office:value-type="float" office:value="0.596626859" calcext:value-type="float">
            <text:p>0.596626859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159522308" calcext:value-type="float">
            <text:p>7.159522308</text:p>
          </table:table-cell>
          <table:table-cell table:number-columns-repeated="6"/>
        </table:table-row>
        <table:table-row table:style-name="ro1">
          <table:table-cell office:value-type="float" office:value="0.591494597" calcext:value-type="float">
            <text:p>0.591494597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097935164" calcext:value-type="float">
            <text:p>7.097935164</text:p>
          </table:table-cell>
          <table:table-cell table:number-columns-repeated="6"/>
        </table:table-row>
        <table:table-row table:style-name="ro1">
          <table:table-cell office:value-type="float" office:value="0.592541026" calcext:value-type="float">
            <text:p>0.592541026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110492312" calcext:value-type="float">
            <text:p>7.110492312</text:p>
          </table:table-cell>
          <table:table-cell table:number-columns-repeated="6"/>
        </table:table-row>
        <table:table-row table:style-name="ro1">
          <table:table-cell office:value-type="float" office:value="0.591997712" calcext:value-type="float">
            <text:p>0.591997712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103972544" calcext:value-type="float">
            <text:p>7.103972544</text:p>
          </table:table-cell>
          <table:table-cell table:number-columns-repeated="6"/>
        </table:table-row>
        <table:table-row table:style-name="ro1">
          <table:table-cell office:value-type="float" office:value="0.591270462" calcext:value-type="float">
            <text:p>0.591270462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095245544" calcext:value-type="float">
            <text:p>7.095245544</text:p>
          </table:table-cell>
          <table:table-cell table:number-columns-repeated="6"/>
        </table:table-row>
        <table:table-row table:style-name="ro1">
          <table:table-cell office:value-type="float" office:value="0.5922472" calcext:value-type="float">
            <text:p>0.5922472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1069664" calcext:value-type="float">
            <text:p>7.1069664</text:p>
          </table:table-cell>
          <table:table-cell table:number-columns-repeated="6"/>
        </table:table-row>
        <table:table-row table:style-name="ro1">
          <table:table-cell office:value-type="float" office:value="0.591935963" calcext:value-type="float">
            <text:p>0.591935963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103231556" calcext:value-type="float">
            <text:p>7.103231556</text:p>
          </table:table-cell>
          <table:table-cell table:number-columns-repeated="6"/>
        </table:table-row>
        <table:table-row table:style-name="ro1">
          <table:table-cell office:value-type="float" office:value="0.591714201" calcext:value-type="float">
            <text:p>0.591714201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100570412" calcext:value-type="float">
            <text:p>7.100570412</text:p>
          </table:table-cell>
          <table:table-cell table:number-columns-repeated="6"/>
        </table:table-row>
        <table:table-row table:style-name="ro1">
          <table:table-cell office:value-type="float" office:value="0.591615862" calcext:value-type="float">
            <text:p>0.591615862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099390344" calcext:value-type="float">
            <text:p>7.099390344</text:p>
          </table:table-cell>
          <table:table-cell table:number-columns-repeated="6"/>
        </table:table-row>
        <table:table-row table:style-name="ro1">
          <table:table-cell office:value-type="float" office:value="0.591488315" calcext:value-type="float">
            <text:p>0.591488315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09785978" calcext:value-type="float">
            <text:p>7.09785978</text:p>
          </table:table-cell>
          <table:table-cell table:number-columns-repeated="6"/>
        </table:table-row>
        <table:table-row table:style-name="ro1">
          <table:table-cell office:value-type="float" office:value="0.591715392" calcext:value-type="float">
            <text:p>0.591715392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100584704" calcext:value-type="float">
            <text:p>7.100584704</text:p>
          </table:table-cell>
          <table:table-cell table:number-columns-repeated="6"/>
        </table:table-row>
        <table:table-row table:style-name="ro1">
          <table:table-cell office:value-type="float" office:value="0.591415759" calcext:value-type="float">
            <text:p>0.591415759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096989108" calcext:value-type="float">
            <text:p>7.096989108</text:p>
          </table:table-cell>
          <table:table-cell table:number-columns-repeated="6"/>
        </table:table-row>
        <table:table-row table:style-name="ro1">
          <table:table-cell office:value-type="float" office:value="0.591453444" calcext:value-type="float">
            <text:p>0.591453444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097441328" calcext:value-type="float">
            <text:p>7.097441328</text:p>
          </table:table-cell>
          <table:table-cell table:number-columns-repeated="6"/>
        </table:table-row>
        <table:table-row table:style-name="ro1">
          <table:table-cell office:value-type="float" office:value="0.591593765" calcext:value-type="float">
            <text:p>0.591593765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09912518" calcext:value-type="float">
            <text:p>7.09912518</text:p>
          </table:table-cell>
          <table:table-cell table:number-columns-repeated="6"/>
        </table:table-row>
        <table:table-row table:style-name="ro1">
          <table:table-cell office:value-type="float" office:value="0.592480495" calcext:value-type="float">
            <text:p>0.592480495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10976594" calcext:value-type="float">
            <text:p>7.10976594</text:p>
          </table:table-cell>
          <table:table-cell table:number-columns-repeated="6"/>
        </table:table-row>
        <table:table-row table:style-name="ro1">
          <table:table-cell office:value-type="float" office:value="0.591755481" calcext:value-type="float">
            <text:p>0.591755481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101065772" calcext:value-type="float">
            <text:p>7.101065772</text:p>
          </table:table-cell>
          <table:table-cell table:number-columns-repeated="6"/>
        </table:table-row>
        <table:table-row table:style-name="ro1">
          <table:table-cell office:value-type="float" office:value="0.591413075" calcext:value-type="float">
            <text:p>0.591413075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0969569" calcext:value-type="float">
            <text:p>7.0969569</text:p>
          </table:table-cell>
          <table:table-cell table:number-columns-repeated="6"/>
        </table:table-row>
        <table:table-row table:style-name="ro1">
          <table:table-cell office:value-type="float" office:value="0.591894635" calcext:value-type="float">
            <text:p>0.591894635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10273562" calcext:value-type="float">
            <text:p>7.10273562</text:p>
          </table:table-cell>
          <table:table-cell table:number-columns-repeated="6"/>
        </table:table-row>
        <table:table-row table:style-name="ro1">
          <table:table-cell office:value-type="float" office:value="0.591666473" calcext:value-type="float">
            <text:p>0.591666473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099997676" calcext:value-type="float">
            <text:p>7.099997676</text:p>
          </table:table-cell>
          <table:table-cell table:number-columns-repeated="6"/>
        </table:table-row>
        <table:table-row table:style-name="ro1">
          <table:table-cell office:value-type="float" office:value="0.591227997" calcext:value-type="float">
            <text:p>0.591227997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094735964" calcext:value-type="float">
            <text:p>7.094735964</text:p>
          </table:table-cell>
          <table:table-cell table:number-columns-repeated="6"/>
        </table:table-row>
        <table:table-row table:style-name="ro1">
          <table:table-cell office:value-type="float" office:value="0.591741906" calcext:value-type="float">
            <text:p>0.591741906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100902872" calcext:value-type="float">
            <text:p>7.100902872</text:p>
          </table:table-cell>
          <table:table-cell table:number-columns-repeated="6"/>
        </table:table-row>
        <table:table-row table:style-name="ro1">
          <table:table-cell office:value-type="float" office:value="0.592051965" calcext:value-type="float">
            <text:p>0.592051965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10462358" calcext:value-type="float">
            <text:p>7.10462358</text:p>
          </table:table-cell>
          <table:table-cell table:number-columns-repeated="6"/>
        </table:table-row>
        <table:table-row table:style-name="ro1">
          <table:table-cell office:value-type="float" office:value="0.591358303" calcext:value-type="float">
            <text:p>0.591358303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096299636" calcext:value-type="float">
            <text:p>7.096299636</text:p>
          </table:table-cell>
          <table:table-cell table:number-columns-repeated="6"/>
        </table:table-row>
        <table:table-row table:style-name="ro1">
          <table:table-cell office:value-type="float" office:value="0.591576677" calcext:value-type="float">
            <text:p>0.591576677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098920124" calcext:value-type="float">
            <text:p>7.098920124</text:p>
          </table:table-cell>
          <table:table-cell table:number-columns-repeated="6"/>
        </table:table-row>
        <table:table-row table:style-name="ro1">
          <table:table-cell office:value-type="float" office:value="0.592305594" calcext:value-type="float">
            <text:p>0.592305594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107667128" calcext:value-type="float">
            <text:p>7.107667128</text:p>
          </table:table-cell>
          <table:table-cell table:number-columns-repeated="6"/>
        </table:table-row>
        <table:table-row table:style-name="ro1">
          <table:table-cell office:value-type="float" office:value="0.59299698" calcext:value-type="float">
            <text:p>0.59299698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11596376" calcext:value-type="float">
            <text:p>7.11596376</text:p>
          </table:table-cell>
          <table:table-cell table:number-columns-repeated="6"/>
        </table:table-row>
        <table:table-row table:style-name="ro1">
          <table:table-cell office:value-type="float" office:value="0.590919433" calcext:value-type="float">
            <text:p>0.590919433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091033196" calcext:value-type="float">
            <text:p>7.091033196</text:p>
          </table:table-cell>
          <table:table-cell table:number-columns-repeated="6"/>
        </table:table-row>
        <table:table-row table:style-name="ro1">
          <table:table-cell office:value-type="float" office:value="0.593489956" calcext:value-type="float">
            <text:p>0.593489956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121879472" calcext:value-type="float">
            <text:p>7.121879472</text:p>
          </table:table-cell>
          <table:table-cell table:number-columns-repeated="6"/>
        </table:table-row>
        <table:table-row table:style-name="ro1">
          <table:table-cell office:value-type="float" office:value="0.591578279" calcext:value-type="float">
            <text:p>0.591578279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098939348" calcext:value-type="float">
            <text:p>7.098939348</text:p>
          </table:table-cell>
          <table:table-cell table:number-columns-repeated="6"/>
        </table:table-row>
        <table:table-row table:style-name="ro1">
          <table:table-cell office:value-type="float" office:value="0.591060372" calcext:value-type="float">
            <text:p>0.591060372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092724464" calcext:value-type="float">
            <text:p>7.092724464</text:p>
          </table:table-cell>
          <table:table-cell table:number-columns-repeated="6"/>
        </table:table-row>
        <table:table-row table:style-name="ro1">
          <table:table-cell office:value-type="float" office:value="0.59128418" calcext:value-type="float">
            <text:p>0.59128418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09541016" calcext:value-type="float">
            <text:p>7.09541016</text:p>
          </table:table-cell>
          <table:table-cell table:number-columns-repeated="6"/>
        </table:table-row>
        <table:table-row table:style-name="ro1">
          <table:table-cell office:value-type="float" office:value="0.591577035" calcext:value-type="float">
            <text:p>0.591577035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09892442" calcext:value-type="float">
            <text:p>7.09892442</text:p>
          </table:table-cell>
          <table:table-cell table:number-columns-repeated="6"/>
        </table:table-row>
        <table:table-row table:style-name="ro1">
          <table:table-cell office:value-type="float" office:value="0.591500751" calcext:value-type="float">
            <text:p>0.59150075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098009012" calcext:value-type="float">
            <text:p>7.098009012</text:p>
          </table:table-cell>
          <table:table-cell table:number-columns-repeated="6"/>
        </table:table-row>
        <table:table-row table:style-name="ro1">
          <table:table-cell office:value-type="float" office:value="0.591203723" calcext:value-type="float">
            <text:p>0.591203723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094444676" calcext:value-type="float">
            <text:p>7.094444676</text:p>
          </table:table-cell>
          <table:table-cell table:number-columns-repeated="6"/>
        </table:table-row>
        <table:table-row table:style-name="ro1">
          <table:table-cell office:value-type="float" office:value="0.591710371" calcext:value-type="float">
            <text:p>0.591710371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100524452" calcext:value-type="float">
            <text:p>7.100524452</text:p>
          </table:table-cell>
          <table:table-cell table:number-columns-repeated="6"/>
        </table:table-row>
        <table:table-row table:style-name="ro1">
          <table:table-cell office:value-type="float" office:value="0.591927883" calcext:value-type="float">
            <text:p>0.591927883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103134596" calcext:value-type="float">
            <text:p>7.103134596</text:p>
          </table:table-cell>
          <table:table-cell table:number-columns-repeated="6"/>
        </table:table-row>
        <table:table-row table:style-name="ro1">
          <table:table-cell office:value-type="float" office:value="0.591013871" calcext:value-type="float">
            <text:p>0.591013871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092166452" calcext:value-type="float">
            <text:p>7.092166452</text:p>
          </table:table-cell>
          <table:table-cell table:number-columns-repeated="6"/>
        </table:table-row>
        <table:table-row table:style-name="ro1">
          <table:table-cell office:value-type="float" office:value="0.592374141" calcext:value-type="float">
            <text:p>0.59237414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108489692" calcext:value-type="float">
            <text:p>7.108489692</text:p>
          </table:table-cell>
          <table:table-cell table:number-columns-repeated="6"/>
        </table:table-row>
        <table:table-row table:style-name="ro1">
          <table:table-cell office:value-type="float" office:value="0.592910738" calcext:value-type="float">
            <text:p>0.592910738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114928856" calcext:value-type="float">
            <text:p>7.114928856</text:p>
          </table:table-cell>
          <table:table-cell table:number-columns-repeated="6"/>
        </table:table-row>
        <table:table-row table:style-name="ro1">
          <table:table-cell office:value-type="float" office:value="0.593216577" calcext:value-type="float">
            <text:p>0.593216577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118598924" calcext:value-type="float">
            <text:p>7.118598924</text:p>
          </table:table-cell>
          <table:table-cell table:number-columns-repeated="6"/>
        </table:table-row>
        <table:table-row table:style-name="ro1">
          <table:table-cell office:value-type="float" office:value="0.59194363" calcext:value-type="float">
            <text:p>0.59194363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10332356" calcext:value-type="float">
            <text:p>7.10332356</text:p>
          </table:table-cell>
          <table:table-cell table:number-columns-repeated="6"/>
        </table:table-row>
        <table:table-row table:style-name="ro1">
          <table:table-cell office:value-type="float" office:value="0.591688161" calcext:value-type="float">
            <text:p>0.591688161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100257932" calcext:value-type="float">
            <text:p>7.100257932</text:p>
          </table:table-cell>
          <table:table-cell table:number-columns-repeated="6"/>
        </table:table-row>
        <table:table-row table:style-name="ro1">
          <table:table-cell office:value-type="float" office:value="0.591699373" calcext:value-type="float">
            <text:p>0.591699373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100392476" calcext:value-type="float">
            <text:p>7.100392476</text:p>
          </table:table-cell>
          <table:table-cell table:number-columns-repeated="6"/>
        </table:table-row>
        <table:table-row table:style-name="ro1">
          <table:table-cell office:value-type="float" office:value="0.591442241" calcext:value-type="float">
            <text:p>0.591442241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097306892" calcext:value-type="float">
            <text:p>7.097306892</text:p>
          </table:table-cell>
          <table:table-cell table:number-columns-repeated="6"/>
        </table:table-row>
        <table:table-row table:style-name="ro1">
          <table:table-cell office:value-type="float" office:value="0.591650041" calcext:value-type="float">
            <text:p>0.59165004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099800492" calcext:value-type="float">
            <text:p>7.099800492</text:p>
          </table:table-cell>
          <table:table-cell table:number-columns-repeated="6"/>
        </table:table-row>
        <table:table-row table:style-name="ro1">
          <table:table-cell office:value-type="float" office:value="0.591500229" calcext:value-type="float">
            <text:p>0.591500229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098002748" calcext:value-type="float">
            <text:p>7.098002748</text:p>
          </table:table-cell>
          <table:table-cell table:number-columns-repeated="6"/>
        </table:table-row>
        <table:table-row table:style-name="ro1">
          <table:table-cell office:value-type="float" office:value="0.592276058" calcext:value-type="float">
            <text:p>0.592276058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107312696" calcext:value-type="float">
            <text:p>7.107312696</text:p>
          </table:table-cell>
          <table:table-cell table:number-columns-repeated="6"/>
        </table:table-row>
        <table:table-row table:style-name="ro1">
          <table:table-cell office:value-type="float" office:value="0.591931861" calcext:value-type="float">
            <text:p>0.591931861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103182332" calcext:value-type="float">
            <text:p>7.103182332</text:p>
          </table:table-cell>
          <table:table-cell table:number-columns-repeated="6"/>
        </table:table-row>
        <table:table-row table:style-name="ro1">
          <table:table-cell office:value-type="float" office:value="0.591612573" calcext:value-type="float">
            <text:p>0.591612573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099350876" calcext:value-type="float">
            <text:p>7.099350876</text:p>
          </table:table-cell>
          <table:table-cell table:number-columns-repeated="6"/>
        </table:table-row>
        <table:table-row table:style-name="ro1">
          <table:table-cell office:value-type="float" office:value="0.592031229" calcext:value-type="float">
            <text:p>0.592031229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104374748" calcext:value-type="float">
            <text:p>7.104374748</text:p>
          </table:table-cell>
          <table:table-cell table:number-columns-repeated="6"/>
        </table:table-row>
        <table:table-row table:style-name="ro1">
          <table:table-cell office:value-type="float" office:value="0.591700504" calcext:value-type="float">
            <text:p>0.591700504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100406048" calcext:value-type="float">
            <text:p>7.100406048</text:p>
          </table:table-cell>
          <table:table-cell table:number-columns-repeated="6"/>
        </table:table-row>
        <table:table-row table:style-name="ro1">
          <table:table-cell office:value-type="float" office:value="0.592011124" calcext:value-type="float">
            <text:p>0.592011124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104133488" calcext:value-type="float">
            <text:p>7.104133488</text:p>
          </table:table-cell>
          <table:table-cell table:number-columns-repeated="6"/>
        </table:table-row>
        <table:table-row table:style-name="ro1">
          <table:table-cell office:value-type="float" office:value="0.592648395" calcext:value-type="float">
            <text:p>0.592648395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11178074" calcext:value-type="float">
            <text:p>7.11178074</text:p>
          </table:table-cell>
          <table:table-cell table:number-columns-repeated="6"/>
        </table:table-row>
        <table:table-row table:style-name="ro1">
          <table:table-cell office:value-type="float" office:value="0.591103388" calcext:value-type="float">
            <text:p>0.591103388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093240656" calcext:value-type="float">
            <text:p>7.093240656</text:p>
          </table:table-cell>
          <table:table-cell table:number-columns-repeated="6"/>
        </table:table-row>
        <table:table-row table:style-name="ro1">
          <table:table-cell office:value-type="float" office:value="0.591836598" calcext:value-type="float">
            <text:p>0.591836598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102039176" calcext:value-type="float">
            <text:p>7.102039176</text:p>
          </table:table-cell>
          <table:table-cell table:number-columns-repeated="6"/>
        </table:table-row>
        <table:table-row table:style-name="ro1">
          <table:table-cell office:value-type="float" office:value="0.591680366" calcext:value-type="float">
            <text:p>0.591680366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100164392" calcext:value-type="float">
            <text:p>7.100164392</text:p>
          </table:table-cell>
          <table:table-cell table:number-columns-repeated="6"/>
        </table:table-row>
        <table:table-row table:style-name="ro1">
          <table:table-cell office:value-type="float" office:value="0.592108228" calcext:value-type="float">
            <text:p>0.592108228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105298736" calcext:value-type="float">
            <text:p>7.105298736</text:p>
          </table:table-cell>
          <table:table-cell table:number-columns-repeated="6"/>
        </table:table-row>
        <table:table-row table:style-name="ro1">
          <table:table-cell office:value-type="float" office:value="0.591553382" calcext:value-type="float">
            <text:p>0.591553382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098640584" calcext:value-type="float">
            <text:p>7.098640584</text:p>
          </table:table-cell>
          <table:table-cell table:number-columns-repeated="6"/>
        </table:table-row>
        <table:table-row table:style-name="ro1">
          <table:table-cell office:value-type="float" office:value="0.592217102" calcext:value-type="float">
            <text:p>0.592217102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106605224" calcext:value-type="float">
            <text:p>7.106605224</text:p>
          </table:table-cell>
          <table:table-cell table:number-columns-repeated="6"/>
        </table:table-row>
        <table:table-row table:style-name="ro1">
          <table:table-cell office:value-type="float" office:value="0.59219809" calcext:value-type="float">
            <text:p>0.59219809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10637708" calcext:value-type="float">
            <text:p>7.10637708</text:p>
          </table:table-cell>
          <table:table-cell table:number-columns-repeated="6"/>
        </table:table-row>
        <table:table-row table:style-name="ro1">
          <table:table-cell office:value-type="float" office:value="0.591527081" calcext:value-type="float">
            <text:p>0.591527081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098324972" calcext:value-type="float">
            <text:p>7.098324972</text:p>
          </table:table-cell>
          <table:table-cell table:number-columns-repeated="6"/>
        </table:table-row>
        <table:table-row table:style-name="ro1">
          <table:table-cell office:value-type="float" office:value="0.591532497" calcext:value-type="float">
            <text:p>0.591532497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098389964" calcext:value-type="float">
            <text:p>7.098389964</text:p>
          </table:table-cell>
          <table:table-cell table:number-columns-repeated="6"/>
        </table:table-row>
        <table:table-row table:style-name="ro1">
          <table:table-cell office:value-type="float" office:value="0.59213176" calcext:value-type="float">
            <text:p>0.59213176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10558112" calcext:value-type="float">
            <text:p>7.10558112</text:p>
          </table:table-cell>
          <table:table-cell table:number-columns-repeated="6"/>
        </table:table-row>
        <table:table-row table:style-name="ro1">
          <table:table-cell office:value-type="float" office:value="0.59107249" calcext:value-type="float">
            <text:p>0.59107249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09286988" calcext:value-type="float">
            <text:p>7.09286988</text:p>
          </table:table-cell>
          <table:table-cell table:number-columns-repeated="6"/>
        </table:table-row>
        <table:table-row table:style-name="ro1">
          <table:table-cell office:value-type="float" office:value="0.592590954" calcext:value-type="float">
            <text:p>0.592590954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111091448" calcext:value-type="float">
            <text:p>7.111091448</text:p>
          </table:table-cell>
          <table:table-cell table:number-columns-repeated="6"/>
        </table:table-row>
        <table:table-row table:style-name="ro1">
          <table:table-cell office:value-type="float" office:value="0.591961866" calcext:value-type="float">
            <text:p>0.591961866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103542392" calcext:value-type="float">
            <text:p>7.103542392</text:p>
          </table:table-cell>
          <table:table-cell table:number-columns-repeated="6"/>
        </table:table-row>
        <table:table-row table:style-name="ro1">
          <table:table-cell office:value-type="float" office:value="0.59137198" calcext:value-type="float">
            <text:p>0.59137198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09646376" calcext:value-type="float">
            <text:p>7.09646376</text:p>
          </table:table-cell>
          <table:table-cell table:number-columns-repeated="6"/>
        </table:table-row>
        <table:table-row table:style-name="ro1">
          <table:table-cell office:value-type="float" office:value="0.591963406" calcext:value-type="float">
            <text:p>0.591963406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103560872" calcext:value-type="float">
            <text:p>7.103560872</text:p>
          </table:table-cell>
          <table:table-cell table:number-columns-repeated="6"/>
        </table:table-row>
        <table:table-row table:style-name="ro1">
          <table:table-cell office:value-type="float" office:value="0.591122409" calcext:value-type="float">
            <text:p>0.591122409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093468908" calcext:value-type="float">
            <text:p>7.093468908</text:p>
          </table:table-cell>
          <table:table-cell table:number-columns-repeated="6"/>
        </table:table-row>
        <table:table-row table:style-name="ro1">
          <table:table-cell office:value-type="float" office:value="0.592157433" calcext:value-type="float">
            <text:p>0.592157433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105889196" calcext:value-type="float">
            <text:p>7.105889196</text:p>
          </table:table-cell>
          <table:table-cell table:number-columns-repeated="6"/>
        </table:table-row>
        <table:table-row table:style-name="ro1">
          <table:table-cell office:value-type="float" office:value="0.591690209" calcext:value-type="float">
            <text:p>0.591690209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100282508" calcext:value-type="float">
            <text:p>7.100282508</text:p>
          </table:table-cell>
          <table:table-cell table:number-columns-repeated="6"/>
        </table:table-row>
        <table:table-row table:style-name="ro1">
          <table:table-cell office:value-type="float" office:value="0.592356706" calcext:value-type="float">
            <text:p>0.592356706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108280472" calcext:value-type="float">
            <text:p>7.108280472</text:p>
          </table:table-cell>
          <table:table-cell table:number-columns-repeated="6"/>
        </table:table-row>
        <table:table-row table:style-name="ro1">
          <table:table-cell office:value-type="float" office:value="0.591187271" calcext:value-type="float">
            <text:p>0.591187271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094247252" calcext:value-type="float">
            <text:p>7.094247252</text:p>
          </table:table-cell>
          <table:table-cell table:number-columns-repeated="6"/>
        </table:table-row>
        <table:table-row table:style-name="ro1">
          <table:table-cell office:value-type="float" office:value="0.59191738" calcext:value-type="float">
            <text:p>0.59191738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10300856" calcext:value-type="float">
            <text:p>7.10300856</text:p>
          </table:table-cell>
          <table:table-cell table:number-columns-repeated="6"/>
        </table:table-row>
        <table:table-row table:style-name="ro1">
          <table:table-cell office:value-type="float" office:value="0.59139849" calcext:value-type="float">
            <text:p>0.59139849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09678188" calcext:value-type="float">
            <text:p>7.09678188</text:p>
          </table:table-cell>
          <table:table-cell table:number-columns-repeated="6"/>
        </table:table-row>
        <table:table-row table:style-name="ro1">
          <table:table-cell office:value-type="float" office:value="0.592164816" calcext:value-type="float">
            <text:p>0.592164816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105977792" calcext:value-type="float">
            <text:p>7.105977792</text:p>
          </table:table-cell>
          <table:table-cell table:number-columns-repeated="6"/>
        </table:table-row>
        <table:table-row table:style-name="ro1">
          <table:table-cell office:value-type="float" office:value="0.591458833" calcext:value-type="float">
            <text:p>0.591458833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097505996" calcext:value-type="float">
            <text:p>7.097505996</text:p>
          </table:table-cell>
          <table:table-cell table:number-columns-repeated="6"/>
        </table:table-row>
        <table:table-row table:style-name="ro1">
          <table:table-cell office:value-type="float" office:value="0.59199794" calcext:value-type="float">
            <text:p>0.59199794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10397528" calcext:value-type="float">
            <text:p>7.10397528</text:p>
          </table:table-cell>
          <table:table-cell table:number-columns-repeated="6"/>
        </table:table-row>
        <table:table-row table:style-name="ro1">
          <table:table-cell office:value-type="float" office:value="0.591207788" calcext:value-type="float">
            <text:p>0.591207788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094493456" calcext:value-type="float">
            <text:p>7.094493456</text:p>
          </table:table-cell>
          <table:table-cell table:number-columns-repeated="6"/>
        </table:table-row>
        <table:table-row table:style-name="ro1">
          <table:table-cell office:value-type="float" office:value="0.591669147" calcext:value-type="float">
            <text:p>0.591669147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100029764" calcext:value-type="float">
            <text:p>7.100029764</text:p>
          </table:table-cell>
          <table:table-cell table:number-columns-repeated="6"/>
        </table:table-row>
        <table:table-row table:style-name="ro1">
          <table:table-cell office:value-type="float" office:value="0.591011055" calcext:value-type="float">
            <text:p>0.591011055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09213266" calcext:value-type="float">
            <text:p>7.09213266</text:p>
          </table:table-cell>
          <table:table-cell table:number-columns-repeated="6"/>
        </table:table-row>
        <table:table-row table:style-name="ro1">
          <table:table-cell office:value-type="float" office:value="0.592676606" calcext:value-type="float">
            <text:p>0.592676606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112119272" calcext:value-type="float">
            <text:p>7.112119272</text:p>
          </table:table-cell>
          <table:table-cell table:number-columns-repeated="6"/>
        </table:table-row>
        <table:table-row table:style-name="ro1">
          <table:table-cell office:value-type="float" office:value="0.591334289" calcext:value-type="float">
            <text:p>0.591334289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096011468" calcext:value-type="float">
            <text:p>7.096011468</text:p>
          </table:table-cell>
          <table:table-cell table:number-columns-repeated="6"/>
        </table:table-row>
        <table:table-row table:style-name="ro1">
          <table:table-cell office:value-type="float" office:value="0.591618819" calcext:value-type="float">
            <text:p>0.591618819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099425828" calcext:value-type="float">
            <text:p>7.099425828</text:p>
          </table:table-cell>
          <table:table-cell table:number-columns-repeated="6"/>
        </table:table-row>
        <table:table-row table:style-name="ro1">
          <table:table-cell office:value-type="float" office:value="0.592034896" calcext:value-type="float">
            <text:p>0.592034896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104418752" calcext:value-type="float">
            <text:p>7.104418752</text:p>
          </table:table-cell>
          <table:table-cell table:number-columns-repeated="6"/>
        </table:table-row>
        <table:table-row table:style-name="ro1">
          <table:table-cell office:value-type="float" office:value="0.591348627" calcext:value-type="float">
            <text:p>0.591348627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096183524" calcext:value-type="float">
            <text:p>7.096183524</text:p>
          </table:table-cell>
          <table:table-cell table:number-columns-repeated="6"/>
        </table:table-row>
        <table:table-row table:style-name="ro1">
          <table:table-cell office:value-type="float" office:value="0.591814489" calcext:value-type="float">
            <text:p>0.591814489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101773868" calcext:value-type="float">
            <text:p>7.101773868</text:p>
          </table:table-cell>
          <table:table-cell table:number-columns-repeated="6"/>
        </table:table-row>
        <table:table-row table:style-name="ro1">
          <table:table-cell office:value-type="float" office:value="0.59123762" calcext:value-type="float">
            <text:p>0.59123762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09485144" calcext:value-type="float">
            <text:p>7.09485144</text:p>
          </table:table-cell>
          <table:table-cell table:number-columns-repeated="6"/>
        </table:table-row>
        <table:table-row table:style-name="ro1">
          <table:table-cell office:value-type="float" office:value="0.591235284" calcext:value-type="float">
            <text:p>0.591235284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094823408" calcext:value-type="float">
            <text:p>7.094823408</text:p>
          </table:table-cell>
          <table:table-cell table:number-columns-repeated="6"/>
        </table:table-row>
        <table:table-row table:style-name="ro1">
          <table:table-cell office:value-type="float" office:value="0.591855114" calcext:value-type="float">
            <text:p>0.591855114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102261368" calcext:value-type="float">
            <text:p>7.102261368</text:p>
          </table:table-cell>
          <table:table-cell table:number-columns-repeated="6"/>
        </table:table-row>
        <table:table-row table:style-name="ro1">
          <table:table-cell office:value-type="float" office:value="0.591310377" calcext:value-type="float">
            <text:p>0.591310377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095724524" calcext:value-type="float">
            <text:p>7.095724524</text:p>
          </table:table-cell>
          <table:table-cell table:number-columns-repeated="6"/>
        </table:table-row>
        <table:table-row table:style-name="ro1">
          <table:table-cell office:value-type="float" office:value="0.591714399" calcext:value-type="float">
            <text:p>0.591714399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100572788" calcext:value-type="float">
            <text:p>7.100572788</text:p>
          </table:table-cell>
          <table:table-cell table:number-columns-repeated="6"/>
        </table:table-row>
        <table:table-row table:style-name="ro1">
          <table:table-cell office:value-type="float" office:value="0.591897755" calcext:value-type="float">
            <text:p>0.591897755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10277306" calcext:value-type="float">
            <text:p>7.10277306</text:p>
          </table:table-cell>
          <table:table-cell table:number-columns-repeated="6"/>
        </table:table-row>
        <table:table-row table:style-name="ro1">
          <table:table-cell office:value-type="float" office:value="0.591687478" calcext:value-type="float">
            <text:p>0.591687478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100249736" calcext:value-type="float">
            <text:p>7.100249736</text:p>
          </table:table-cell>
          <table:table-cell table:number-columns-repeated="6"/>
        </table:table-row>
        <table:table-row table:style-name="ro1">
          <table:table-cell office:value-type="float" office:value="0.592289721" calcext:value-type="float">
            <text:p>0.592289721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107476652" calcext:value-type="float">
            <text:p>7.107476652</text:p>
          </table:table-cell>
          <table:table-cell table:number-columns-repeated="6"/>
        </table:table-row>
        <table:table-row table:style-name="ro1">
          <table:table-cell office:value-type="float" office:value="0.591376049" calcext:value-type="float">
            <text:p>0.591376049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096512588" calcext:value-type="float">
            <text:p>7.096512588</text:p>
          </table:table-cell>
          <table:table-cell table:number-columns-repeated="6"/>
        </table:table-row>
        <table:table-row table:style-name="ro1">
          <table:table-cell office:value-type="float" office:value="0.59200999" calcext:value-type="float">
            <text:p>0.59200999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10411988" calcext:value-type="float">
            <text:p>7.10411988</text:p>
          </table:table-cell>
          <table:table-cell table:number-columns-repeated="6"/>
        </table:table-row>
        <table:table-row table:style-name="ro1">
          <table:table-cell office:value-type="float" office:value="0.591461618" calcext:value-type="float">
            <text:p>0.59146161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097539416" calcext:value-type="float">
            <text:p>7.097539416</text:p>
          </table:table-cell>
          <table:table-cell table:number-columns-repeated="6"/>
        </table:table-row>
        <table:table-row table:style-name="ro1">
          <table:table-cell office:value-type="float" office:value="0.591725696" calcext:value-type="float">
            <text:p>0.591725696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100708352" calcext:value-type="float">
            <text:p>7.100708352</text:p>
          </table:table-cell>
          <table:table-cell table:number-columns-repeated="6"/>
        </table:table-row>
        <table:table-row table:style-name="ro1">
          <table:table-cell office:value-type="float" office:value="0.591229317" calcext:value-type="float">
            <text:p>0.591229317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094751804" calcext:value-type="float">
            <text:p>7.094751804</text:p>
          </table:table-cell>
          <table:table-cell table:number-columns-repeated="6"/>
        </table:table-row>
        <table:table-row table:style-name="ro1">
          <table:table-cell office:value-type="float" office:value="0.591555448" calcext:value-type="float">
            <text:p>0.591555448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098665376" calcext:value-type="float">
            <text:p>7.098665376</text:p>
          </table:table-cell>
          <table:table-cell table:number-columns-repeated="6"/>
        </table:table-row>
        <table:table-row table:style-name="ro1">
          <table:table-cell office:value-type="float" office:value="0.591809742" calcext:value-type="float">
            <text:p>0.59180974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101716904" calcext:value-type="float">
            <text:p>7.101716904</text:p>
          </table:table-cell>
          <table:table-cell table:number-columns-repeated="6"/>
        </table:table-row>
        <table:table-row table:style-name="ro1">
          <table:table-cell office:value-type="float" office:value="0.59161002" calcext:value-type="float">
            <text:p>0.59161002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09932024" calcext:value-type="float">
            <text:p>7.09932024</text:p>
          </table:table-cell>
          <table:table-cell table:number-columns-repeated="6"/>
        </table:table-row>
        <table:table-row table:style-name="ro1">
          <table:table-cell office:value-type="float" office:value="0.591793535" calcext:value-type="float">
            <text:p>0.591793535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10152242" calcext:value-type="float">
            <text:p>7.10152242</text:p>
          </table:table-cell>
          <table:table-cell table:number-columns-repeated="6"/>
        </table:table-row>
        <table:table-row table:style-name="ro1">
          <table:table-cell office:value-type="float" office:value="0.592721759" calcext:value-type="float">
            <text:p>0.592721759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12661108" calcext:value-type="float">
            <text:p>7.112661108</text:p>
          </table:table-cell>
          <table:table-cell table:number-columns-repeated="6"/>
        </table:table-row>
        <table:table-row table:style-name="ro1">
          <table:table-cell office:value-type="float" office:value="0.59135988" calcext:value-type="float">
            <text:p>0.59135988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09631856" calcext:value-type="float">
            <text:p>7.09631856</text:p>
          </table:table-cell>
          <table:table-cell table:number-columns-repeated="6"/>
        </table:table-row>
        <table:table-row table:style-name="ro1">
          <table:table-cell office:value-type="float" office:value="0.592219076" calcext:value-type="float">
            <text:p>0.592219076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106628912" calcext:value-type="float">
            <text:p>7.106628912</text:p>
          </table:table-cell>
          <table:table-cell table:number-columns-repeated="6"/>
        </table:table-row>
        <table:table-row table:style-name="ro1">
          <table:table-cell office:value-type="float" office:value="0.5913562" calcext:value-type="float">
            <text:p>0.5913562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0962744" calcext:value-type="float">
            <text:p>7.0962744</text:p>
          </table:table-cell>
          <table:table-cell table:number-columns-repeated="6"/>
        </table:table-row>
        <table:table-row table:style-name="ro1">
          <table:table-cell office:value-type="float" office:value="0.591910532" calcext:value-type="float">
            <text:p>0.591910532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102926384" calcext:value-type="float">
            <text:p>7.102926384</text:p>
          </table:table-cell>
          <table:table-cell table:number-columns-repeated="6"/>
        </table:table-row>
        <table:table-row table:style-name="ro1">
          <table:table-cell office:value-type="float" office:value="0.591302894" calcext:value-type="float">
            <text:p>0.591302894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095634728" calcext:value-type="float">
            <text:p>7.095634728</text:p>
          </table:table-cell>
          <table:table-cell table:number-columns-repeated="6"/>
        </table:table-row>
        <table:table-row table:style-name="ro1">
          <table:table-cell office:value-type="float" office:value="0.591696216" calcext:value-type="float">
            <text:p>0.591696216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100354592" calcext:value-type="float">
            <text:p>7.100354592</text:p>
          </table:table-cell>
          <table:table-cell table:number-columns-repeated="6"/>
        </table:table-row>
        <table:table-row table:style-name="ro1">
          <table:table-cell office:value-type="float" office:value="0.591455363" calcext:value-type="float">
            <text:p>0.591455363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097464356" calcext:value-type="float">
            <text:p>7.097464356</text:p>
          </table:table-cell>
          <table:table-cell table:number-columns-repeated="6"/>
        </table:table-row>
        <table:table-row table:style-name="ro1">
          <table:table-cell office:value-type="float" office:value="0.592223328" calcext:value-type="float">
            <text:p>0.592223328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106679936" calcext:value-type="float">
            <text:p>7.106679936</text:p>
          </table:table-cell>
          <table:table-cell table:number-columns-repeated="6"/>
        </table:table-row>
        <table:table-row table:style-name="ro1">
          <table:table-cell office:value-type="float" office:value="0.592895284" calcext:value-type="float">
            <text:p>0.59289528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114743408" calcext:value-type="float">
            <text:p>7.114743408</text:p>
          </table:table-cell>
          <table:table-cell table:number-columns-repeated="6"/>
        </table:table-row>
        <table:table-row table:style-name="ro1">
          <table:table-cell office:value-type="float" office:value="0.59186796" calcext:value-type="float">
            <text:p>0.5918679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10241552" calcext:value-type="float">
            <text:p>7.10241552</text:p>
          </table:table-cell>
          <table:table-cell table:number-columns-repeated="6"/>
        </table:table-row>
        <table:table-row table:style-name="ro1">
          <table:table-cell office:value-type="float" office:value="0.592154784" calcext:value-type="float">
            <text:p>0.592154784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105857408" calcext:value-type="float">
            <text:p>7.105857408</text:p>
          </table:table-cell>
          <table:table-cell table:number-columns-repeated="6"/>
        </table:table-row>
        <table:table-row table:style-name="ro1">
          <table:table-cell office:value-type="float" office:value="0.592431397" calcext:value-type="float">
            <text:p>0.592431397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109176764" calcext:value-type="float">
            <text:p>7.109176764</text:p>
          </table:table-cell>
          <table:table-cell table:number-columns-repeated="6"/>
        </table:table-row>
        <table:table-row table:style-name="ro1">
          <table:table-cell office:value-type="float" office:value="0.586906104" calcext:value-type="float">
            <text:p>0.58690610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042873248" calcext:value-type="float">
            <text:p>7.042873248</text:p>
          </table:table-cell>
          <table:table-cell table:number-columns-repeated="6"/>
        </table:table-row>
        <table:table-row table:style-name="ro1">
          <table:table-cell office:value-type="float" office:value="0.582130841" calcext:value-type="float">
            <text:p>0.582130841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6.985570092" calcext:value-type="float">
            <text:p>6.985570092</text:p>
          </table:table-cell>
          <table:table-cell table:number-columns-repeated="6"/>
        </table:table-row>
        <table:table-row table:style-name="ro1">
          <table:table-cell office:value-type="float" office:value="0.582112756" calcext:value-type="float">
            <text:p>0.582112756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6.985353072" calcext:value-type="float">
            <text:p>6.985353072</text:p>
          </table:table-cell>
          <table:table-cell table:number-columns-repeated="6"/>
        </table:table-row>
        <table:table-row table:style-name="ro1">
          <table:table-cell office:value-type="float" office:value="0.588338465" calcext:value-type="float">
            <text:p>0.588338465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06006158" calcext:value-type="float">
            <text:p>7.06006158</text:p>
          </table:table-cell>
          <table:table-cell table:number-columns-repeated="6"/>
        </table:table-row>
        <table:table-row table:style-name="ro1">
          <table:table-cell office:value-type="float" office:value="0.581899155" calcext:value-type="float">
            <text:p>0.581899155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6.98278986" calcext:value-type="float">
            <text:p>6.98278986</text:p>
          </table:table-cell>
          <table:table-cell table:number-columns-repeated="6"/>
        </table:table-row>
        <table:table-row table:style-name="ro1">
          <table:table-cell office:value-type="float" office:value="0.584095399" calcext:value-type="float">
            <text:p>0.584095399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009144788" calcext:value-type="float">
            <text:p>7.009144788</text:p>
          </table:table-cell>
          <table:table-cell table:number-columns-repeated="6"/>
        </table:table-row>
        <table:table-row table:style-name="ro1">
          <table:table-cell office:value-type="float" office:value="0.581716358" calcext:value-type="float">
            <text:p>0.581716358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6.980596296" calcext:value-type="float">
            <text:p>6.980596296</text:p>
          </table:table-cell>
          <table:table-cell table:number-columns-repeated="6"/>
        </table:table-row>
        <table:table-row table:style-name="ro1">
          <table:table-cell office:value-type="float" office:value="0.581629809" calcext:value-type="float">
            <text:p>0.581629809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6.979557708" calcext:value-type="float">
            <text:p>6.979557708</text:p>
          </table:table-cell>
          <table:table-cell table:number-columns-repeated="6"/>
        </table:table-row>
        <table:table-row table:style-name="ro1">
          <table:table-cell office:value-type="float" office:value="0.581898125" calcext:value-type="float">
            <text:p>0.581898125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6.9827775" calcext:value-type="float">
            <text:p>6.9827775</text:p>
          </table:table-cell>
          <table:table-cell table:number-columns-repeated="6"/>
        </table:table-row>
        <table:table-row table:style-name="ro1">
          <table:table-cell office:value-type="float" office:value="0.583117099" calcext:value-type="float">
            <text:p>0.58311709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6.997405188" calcext:value-type="float">
            <text:p>6.997405188</text:p>
          </table:table-cell>
          <table:table-cell table:number-columns-repeated="6"/>
        </table:table-row>
        <table:table-row table:style-name="ro1">
          <table:table-cell office:value-type="float" office:value="0.581915369" calcext:value-type="float">
            <text:p>0.581915369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6.982984428" calcext:value-type="float">
            <text:p>6.982984428</text:p>
          </table:table-cell>
          <table:table-cell table:number-columns-repeated="6"/>
        </table:table-row>
        <table:table-row table:style-name="ro1">
          <table:table-cell office:value-type="float" office:value="0.582414924" calcext:value-type="float">
            <text:p>0.582414924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6.988979088" calcext:value-type="float">
            <text:p>6.988979088</text:p>
          </table:table-cell>
          <table:table-cell table:number-columns-repeated="6"/>
        </table:table-row>
        <table:table-row table:style-name="ro1">
          <table:table-cell office:value-type="float" office:value="0.581505465" calcext:value-type="float">
            <text:p>0.581505465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6.97806558" calcext:value-type="float">
            <text:p>6.97806558</text:p>
          </table:table-cell>
          <table:table-cell table:number-columns-repeated="6"/>
        </table:table-row>
        <table:table-row table:style-name="ro1">
          <table:table-cell office:value-type="float" office:value="0.581622249" calcext:value-type="float">
            <text:p>0.581622249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6.979466988" calcext:value-type="float">
            <text:p>6.979466988</text:p>
          </table:table-cell>
          <table:table-cell table:number-columns-repeated="6"/>
        </table:table-row>
        <table:table-row table:style-name="ro1">
          <table:table-cell office:value-type="float" office:value="0.581622327" calcext:value-type="float">
            <text:p>0.581622327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6.979467924" calcext:value-type="float">
            <text:p>6.979467924</text:p>
          </table:table-cell>
          <table:table-cell table:number-columns-repeated="6"/>
        </table:table-row>
        <table:table-row table:style-name="ro1">
          <table:table-cell office:value-type="float" office:value="0.581785535" calcext:value-type="float">
            <text:p>0.581785535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6.98142642" calcext:value-type="float">
            <text:p>6.98142642</text:p>
          </table:table-cell>
          <table:table-cell table:number-columns-repeated="6"/>
        </table:table-row>
        <table:table-row table:style-name="ro1">
          <table:table-cell office:value-type="float" office:value="0.581200887" calcext:value-type="float">
            <text:p>0.581200887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6.974410644" calcext:value-type="float">
            <text:p>6.974410644</text:p>
          </table:table-cell>
          <table:table-cell table:number-columns-repeated="6"/>
        </table:table-row>
        <table:table-row table:style-name="ro1">
          <table:table-cell office:value-type="float" office:value="0.581902133" calcext:value-type="float">
            <text:p>0.581902133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6.982825596" calcext:value-type="float">
            <text:p>6.982825596</text:p>
          </table:table-cell>
          <table:table-cell table:number-columns-repeated="6"/>
        </table:table-row>
        <table:table-row table:style-name="ro1">
          <table:table-cell office:value-type="float" office:value="0.581175774" calcext:value-type="float">
            <text:p>0.581175774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6.974109288" calcext:value-type="float">
            <text:p>6.974109288</text:p>
          </table:table-cell>
          <table:table-cell table:number-columns-repeated="6"/>
        </table:table-row>
        <table:table-row table:style-name="ro1">
          <table:table-cell office:value-type="float" office:value="0.582253152" calcext:value-type="float">
            <text:p>0.582253152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6.987037824" calcext:value-type="float">
            <text:p>6.987037824</text:p>
          </table:table-cell>
          <table:table-cell table:number-columns-repeated="6"/>
        </table:table-row>
        <table:table-row table:style-name="ro1">
          <table:table-cell office:value-type="float" office:value="0.58151039" calcext:value-type="float">
            <text:p>0.58151039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6.97812468" calcext:value-type="float">
            <text:p>6.97812468</text:p>
          </table:table-cell>
          <table:table-cell table:number-columns-repeated="6"/>
        </table:table-row>
        <table:table-row table:style-name="ro1">
          <table:table-cell office:value-type="float" office:value="0.58328171" calcext:value-type="float">
            <text:p>0.58328171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6.99938052" calcext:value-type="float">
            <text:p>6.99938052</text:p>
          </table:table-cell>
          <table:table-cell table:number-columns-repeated="6"/>
        </table:table-row>
        <table:table-row table:style-name="ro1">
          <table:table-cell office:value-type="float" office:value="0.581580067" calcext:value-type="float">
            <text:p>0.581580067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6.978960804" calcext:value-type="float">
            <text:p>6.978960804</text:p>
          </table:table-cell>
          <table:table-cell table:number-columns-repeated="6"/>
        </table:table-row>
        <table:table-row table:style-name="ro1">
          <table:table-cell office:value-type="float" office:value="0.581913527" calcext:value-type="float">
            <text:p>0.581913527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6.982962324" calcext:value-type="float">
            <text:p>6.982962324</text:p>
          </table:table-cell>
          <table:table-cell table:number-columns-repeated="6"/>
        </table:table-row>
        <table:table-row table:style-name="ro1">
          <table:table-cell office:value-type="float" office:value="0.581792226" calcext:value-type="float">
            <text:p>0.581792226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6.981506712" calcext:value-type="float">
            <text:p>6.981506712</text:p>
          </table:table-cell>
          <table:table-cell table:number-columns-repeated="6"/>
        </table:table-row>
        <table:table-row table:style-name="ro1">
          <table:table-cell office:value-type="float" office:value="0.581394818" calcext:value-type="float">
            <text:p>0.581394818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6.976737816" calcext:value-type="float">
            <text:p>6.976737816</text:p>
          </table:table-cell>
          <table:table-cell table:number-columns-repeated="6"/>
        </table:table-row>
        <table:table-row table:style-name="ro1">
          <table:table-cell office:value-type="float" office:value="0.581287017" calcext:value-type="float">
            <text:p>0.581287017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6.975444204" calcext:value-type="float">
            <text:p>6.975444204</text:p>
          </table:table-cell>
          <table:table-cell table:number-columns-repeated="6"/>
        </table:table-row>
        <table:table-row table:style-name="ro1">
          <table:table-cell office:value-type="float" office:value="0.581733053" calcext:value-type="float">
            <text:p>0.581733053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6.980796636" calcext:value-type="float">
            <text:p>6.980796636</text:p>
          </table:table-cell>
          <table:table-cell table:number-columns-repeated="6"/>
        </table:table-row>
        <table:table-row table:style-name="ro1">
          <table:table-cell office:value-type="float" office:value="0.581125945" calcext:value-type="float">
            <text:p>0.581125945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6.97351134" calcext:value-type="float">
            <text:p>6.97351134</text:p>
          </table:table-cell>
          <table:table-cell table:number-columns-repeated="6"/>
        </table:table-row>
        <table:table-row table:style-name="ro1">
          <table:table-cell office:value-type="float" office:value="0.58172987" calcext:value-type="float">
            <text:p>0.58172987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6.98075844" calcext:value-type="float">
            <text:p>6.98075844</text:p>
          </table:table-cell>
          <table:table-cell table:number-columns-repeated="6"/>
        </table:table-row>
        <table:table-row table:style-name="ro1">
          <table:table-cell office:value-type="float" office:value="0.580922164" calcext:value-type="float">
            <text:p>0.580922164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6.971065968" calcext:value-type="float">
            <text:p>6.971065968</text:p>
          </table:table-cell>
          <table:table-cell table:number-columns-repeated="6"/>
        </table:table-row>
        <table:table-row table:style-name="ro1">
          <table:table-cell office:value-type="float" office:value="0.5816581" calcext:value-type="float">
            <text:p>0.5816581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6.9798972" calcext:value-type="float">
            <text:p>6.9798972</text:p>
          </table:table-cell>
          <table:table-cell table:number-columns-repeated="6"/>
        </table:table-row>
        <table:table-row table:style-name="ro1">
          <table:table-cell office:value-type="float" office:value="0.581747393" calcext:value-type="float">
            <text:p>0.581747393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6.980968716" calcext:value-type="float">
            <text:p>6.980968716</text:p>
          </table:table-cell>
          <table:table-cell table:number-columns-repeated="6"/>
        </table:table-row>
        <table:table-row table:style-name="ro1">
          <table:table-cell office:value-type="float" office:value="0.58100834" calcext:value-type="float">
            <text:p>0.58100834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6.97210008" calcext:value-type="float">
            <text:p>6.97210008</text:p>
          </table:table-cell>
          <table:table-cell table:number-columns-repeated="6"/>
        </table:table-row>
        <table:table-row table:style-name="ro1">
          <table:table-cell office:value-type="float" office:value="0.583664572" calcext:value-type="float">
            <text:p>0.583664572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003974864" calcext:value-type="float">
            <text:p>7.003974864</text:p>
          </table:table-cell>
          <table:table-cell table:number-columns-repeated="6"/>
        </table:table-row>
        <table:table-row table:style-name="ro1">
          <table:table-cell office:value-type="float" office:value="0.581341954" calcext:value-type="float">
            <text:p>0.581341954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6.976103448" calcext:value-type="float">
            <text:p>6.976103448</text:p>
          </table:table-cell>
          <table:table-cell table:number-columns-repeated="6"/>
        </table:table-row>
        <table:table-row table:style-name="ro1">
          <table:table-cell office:value-type="float" office:value="0.587429745" calcext:value-type="float">
            <text:p>0.587429745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04915694" calcext:value-type="float">
            <text:p>7.04915694</text:p>
          </table:table-cell>
          <table:table-cell table:number-columns-repeated="6"/>
        </table:table-row>
        <table:table-row table:style-name="ro1">
          <table:table-cell office:value-type="float" office:value="0.587103512" calcext:value-type="float">
            <text:p>0.587103512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045242144" calcext:value-type="float">
            <text:p>7.045242144</text:p>
          </table:table-cell>
          <table:table-cell table:number-columns-repeated="6"/>
        </table:table-row>
        <table:table-row table:style-name="ro1">
          <table:table-cell office:value-type="float" office:value="0.608996792" calcext:value-type="float">
            <text:p>0.608996792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307961504" calcext:value-type="float">
            <text:p>7.307961504</text:p>
          </table:table-cell>
          <table:table-cell table:number-columns-repeated="6"/>
        </table:table-row>
        <table:table-row table:style-name="ro1">
          <table:table-cell office:value-type="float" office:value="0.588933589" calcext:value-type="float">
            <text:p>0.588933589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067203068" calcext:value-type="float">
            <text:p>7.067203068</text:p>
          </table:table-cell>
          <table:table-cell table:number-columns-repeated="6"/>
        </table:table-row>
        <table:table-row table:style-name="ro1">
          <table:table-cell office:value-type="float" office:value="0.581931391" calcext:value-type="float">
            <text:p>0.581931391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6.983176692" calcext:value-type="float">
            <text:p>6.983176692</text:p>
          </table:table-cell>
          <table:table-cell table:number-columns-repeated="6"/>
        </table:table-row>
        <table:table-row table:style-name="ro1">
          <table:table-cell office:value-type="float" office:value="0.581145852" calcext:value-type="float">
            <text:p>0.581145852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6.973750224" calcext:value-type="float">
            <text:p>6.973750224</text:p>
          </table:table-cell>
          <table:table-cell table:number-columns-repeated="6"/>
        </table:table-row>
        <table:table-row table:style-name="ro1">
          <table:table-cell office:value-type="float" office:value="0.581395534" calcext:value-type="float">
            <text:p>0.581395534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6.976746408" calcext:value-type="float">
            <text:p>6.976746408</text:p>
          </table:table-cell>
          <table:table-cell table:number-columns-repeated="6"/>
        </table:table-row>
        <table:table-row table:style-name="ro1">
          <table:table-cell office:value-type="float" office:value="0.581654491" calcext:value-type="float">
            <text:p>0.581654491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6.979853892" calcext:value-type="float">
            <text:p>6.979853892</text:p>
          </table:table-cell>
          <table:table-cell table:number-columns-repeated="6"/>
        </table:table-row>
        <table:table-row table:style-name="ro1">
          <table:table-cell office:value-type="float" office:value="0.582114905" calcext:value-type="float">
            <text:p>0.582114905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6.98537886" calcext:value-type="float">
            <text:p>6.98537886</text:p>
          </table:table-cell>
          <table:table-cell table:number-columns-repeated="6"/>
        </table:table-row>
        <table:table-row table:style-name="ro1">
          <table:table-cell office:value-type="float" office:value="0.58114869" calcext:value-type="float">
            <text:p>0.58114869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6.97378428" calcext:value-type="float">
            <text:p>6.97378428</text:p>
          </table:table-cell>
          <table:table-cell table:number-columns-repeated="6"/>
        </table:table-row>
        <table:table-row table:style-name="ro1">
          <table:table-cell office:value-type="float" office:value="0.58210027" calcext:value-type="float">
            <text:p>0.5821002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6.98520324" calcext:value-type="float">
            <text:p>6.98520324</text:p>
          </table:table-cell>
          <table:table-cell table:number-columns-repeated="6"/>
        </table:table-row>
        <table:table-row table:style-name="ro1">
          <table:table-cell office:value-type="float" office:value="0.581237504" calcext:value-type="float">
            <text:p>0.581237504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6.974850048" calcext:value-type="float">
            <text:p>6.974850048</text:p>
          </table:table-cell>
          <table:table-cell table:number-columns-repeated="6"/>
        </table:table-row>
        <table:table-row table:style-name="ro1">
          <table:table-cell office:value-type="float" office:value="0.580993405" calcext:value-type="float">
            <text:p>0.580993405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6.97192086" calcext:value-type="float">
            <text:p>6.97192086</text:p>
          </table:table-cell>
          <table:table-cell table:number-columns-repeated="6"/>
        </table:table-row>
        <table:table-row table:style-name="ro1">
          <table:table-cell office:value-type="float" office:value="0.581456246" calcext:value-type="float">
            <text:p>0.581456246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6.977474952" calcext:value-type="float">
            <text:p>6.977474952</text:p>
          </table:table-cell>
          <table:table-cell table:number-columns-repeated="6"/>
        </table:table-row>
        <table:table-row table:style-name="ro1">
          <table:table-cell office:value-type="float" office:value="0.581285368" calcext:value-type="float">
            <text:p>0.581285368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6.975424416" calcext:value-type="float">
            <text:p>6.975424416</text:p>
          </table:table-cell>
          <table:table-cell table:number-columns-repeated="6"/>
        </table:table-row>
        <table:table-row table:style-name="ro1">
          <table:table-cell office:value-type="float" office:value="0.582125886" calcext:value-type="float">
            <text:p>0.582125886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6.985510632" calcext:value-type="float">
            <text:p>6.985510632</text:p>
          </table:table-cell>
          <table:table-cell table:number-columns-repeated="6"/>
        </table:table-row>
        <table:table-row table:style-name="ro1">
          <table:table-cell office:value-type="float" office:value="0.581246744" calcext:value-type="float">
            <text:p>0.581246744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6.974960928" calcext:value-type="float">
            <text:p>6.974960928</text:p>
          </table:table-cell>
          <table:table-cell table:number-columns-repeated="6"/>
        </table:table-row>
        <table:table-row table:style-name="ro1">
          <table:table-cell office:value-type="float" office:value="0.581487553" calcext:value-type="float">
            <text:p>0.581487553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6.977850636" calcext:value-type="float">
            <text:p>6.977850636</text:p>
          </table:table-cell>
          <table:table-cell table:number-columns-repeated="6"/>
        </table:table-row>
        <table:table-row table:style-name="ro1">
          <table:table-cell office:value-type="float" office:value="0.581464117" calcext:value-type="float">
            <text:p>0.581464117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6.977569404" calcext:value-type="float">
            <text:p>6.977569404</text:p>
          </table:table-cell>
          <table:table-cell table:number-columns-repeated="6"/>
        </table:table-row>
        <table:table-row table:style-name="ro1">
          <table:table-cell office:value-type="float" office:value="0.58129768" calcext:value-type="float">
            <text:p>0.58129768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6.97557216" calcext:value-type="float">
            <text:p>6.97557216</text:p>
          </table:table-cell>
          <table:table-cell table:number-columns-repeated="6"/>
        </table:table-row>
        <table:table-row table:style-name="ro1">
          <table:table-cell office:value-type="float" office:value="0.581618059" calcext:value-type="float">
            <text:p>0.581618059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6.979416708" calcext:value-type="float">
            <text:p>6.979416708</text:p>
          </table:table-cell>
          <table:table-cell table:number-columns-repeated="6"/>
        </table:table-row>
        <table:table-row table:style-name="ro1">
          <table:table-cell office:value-type="float" office:value="0.581815416" calcext:value-type="float">
            <text:p>0.581815416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6.981784992" calcext:value-type="float">
            <text:p>6.981784992</text:p>
          </table:table-cell>
          <table:table-cell table:number-columns-repeated="6"/>
        </table:table-row>
        <table:table-row table:style-name="ro1">
          <table:table-cell office:value-type="float" office:value="0.581207434" calcext:value-type="float">
            <text:p>0.581207434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6.974489208" calcext:value-type="float">
            <text:p>6.974489208</text:p>
          </table:table-cell>
          <table:table-cell table:number-columns-repeated="6"/>
        </table:table-row>
        <table:table-row table:style-name="ro1">
          <table:table-cell office:value-type="float" office:value="0.582133429" calcext:value-type="float">
            <text:p>0.582133429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6.985601148" calcext:value-type="float">
            <text:p>6.985601148</text:p>
          </table:table-cell>
          <table:table-cell table:number-columns-repeated="6"/>
        </table:table-row>
        <table:table-row table:style-name="ro1">
          <table:table-cell office:value-type="float" office:value="0.581127883" calcext:value-type="float">
            <text:p>0.581127883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6.973534596" calcext:value-type="float">
            <text:p>6.973534596</text:p>
          </table:table-cell>
          <table:table-cell table:number-columns-repeated="6"/>
        </table:table-row>
        <table:table-row table:style-name="ro1">
          <table:table-cell office:value-type="float" office:value="0.581610092" calcext:value-type="float">
            <text:p>0.581610092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6.979321104" calcext:value-type="float">
            <text:p>6.979321104</text:p>
          </table:table-cell>
          <table:table-cell table:number-columns-repeated="6"/>
        </table:table-row>
        <table:table-row table:style-name="ro1">
          <table:table-cell office:value-type="float" office:value="0.58146206" calcext:value-type="float">
            <text:p>0.58146206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6.97754472" calcext:value-type="float">
            <text:p>6.97754472</text:p>
          </table:table-cell>
          <table:table-cell table:number-columns-repeated="6"/>
        </table:table-row>
        <table:table-row table:style-name="ro1">
          <table:table-cell office:value-type="float" office:value="0.582131529" calcext:value-type="float">
            <text:p>0.58213152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6.985578348" calcext:value-type="float">
            <text:p>6.985578348</text:p>
          </table:table-cell>
          <table:table-cell table:number-columns-repeated="6"/>
        </table:table-row>
        <table:table-row table:style-name="ro1">
          <table:table-cell office:value-type="float" office:value="0.58095398" calcext:value-type="float">
            <text:p>0.58095398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6.97144776" calcext:value-type="float">
            <text:p>6.97144776</text:p>
          </table:table-cell>
          <table:table-cell table:number-columns-repeated="6"/>
        </table:table-row>
        <table:table-row table:style-name="ro1">
          <table:table-cell office:value-type="float" office:value="0.591606148" calcext:value-type="float">
            <text:p>0.591606148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099273776" calcext:value-type="float">
            <text:p>7.099273776</text:p>
          </table:table-cell>
          <table:table-cell table:number-columns-repeated="6"/>
        </table:table-row>
        <table:table-row table:style-name="ro1">
          <table:table-cell office:value-type="float" office:value="0.580917762" calcext:value-type="float">
            <text:p>0.580917762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6.971013144" calcext:value-type="float">
            <text:p>6.971013144</text:p>
          </table:table-cell>
          <table:table-cell table:number-columns-repeated="6"/>
        </table:table-row>
        <table:table-row table:style-name="ro1">
          <table:table-cell office:value-type="float" office:value="0.587475951" calcext:value-type="float">
            <text:p>0.587475951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049711412" calcext:value-type="float">
            <text:p>7.049711412</text:p>
          </table:table-cell>
          <table:table-cell table:number-columns-repeated="6"/>
        </table:table-row>
        <table:table-row table:style-name="ro1">
          <table:table-cell office:value-type="float" office:value="0.580948099" calcext:value-type="float">
            <text:p>0.580948099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6.971377188" calcext:value-type="float">
            <text:p>6.971377188</text:p>
          </table:table-cell>
          <table:table-cell table:number-columns-repeated="6"/>
        </table:table-row>
        <table:table-row table:style-name="ro1">
          <table:table-cell office:value-type="float" office:value="0.581598803" calcext:value-type="float">
            <text:p>0.581598803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6.979185636" calcext:value-type="float">
            <text:p>6.979185636</text:p>
          </table:table-cell>
          <table:table-cell table:number-columns-repeated="6"/>
        </table:table-row>
        <table:table-row table:style-name="ro1">
          <table:table-cell office:value-type="float" office:value="0.582691976" calcext:value-type="float">
            <text:p>0.582691976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6.992303712" calcext:value-type="float">
            <text:p>6.992303712</text:p>
          </table:table-cell>
          <table:table-cell table:number-columns-repeated="6"/>
        </table:table-row>
        <table:table-row table:style-name="ro1">
          <table:table-cell office:value-type="float" office:value="0.580995868" calcext:value-type="float">
            <text:p>0.580995868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6.971950416" calcext:value-type="float">
            <text:p>6.971950416</text:p>
          </table:table-cell>
          <table:table-cell table:number-columns-repeated="6"/>
        </table:table-row>
        <table:table-row table:style-name="ro1">
          <table:table-cell office:value-type="float" office:value="0.581569501" calcext:value-type="float">
            <text:p>0.581569501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6.978834012" calcext:value-type="float">
            <text:p>6.978834012</text:p>
          </table:table-cell>
          <table:table-cell table:number-columns-repeated="6"/>
        </table:table-row>
        <table:table-row table:style-name="ro1">
          <table:table-cell office:value-type="float" office:value="0.581718539" calcext:value-type="float">
            <text:p>0.581718539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6.980622468" calcext:value-type="float">
            <text:p>6.980622468</text:p>
          </table:table-cell>
          <table:table-cell table:number-columns-repeated="6"/>
        </table:table-row>
        <table:table-row table:style-name="ro1">
          <table:table-cell office:value-type="float" office:value="0.581253887" calcext:value-type="float">
            <text:p>0.581253887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6.975046644" calcext:value-type="float">
            <text:p>6.975046644</text:p>
          </table:table-cell>
          <table:table-cell table:number-columns-repeated="6"/>
        </table:table-row>
        <table:table-row table:style-name="ro1">
          <table:table-cell office:value-type="float" office:value="0.581052794" calcext:value-type="float">
            <text:p>0.581052794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6.972633528" calcext:value-type="float">
            <text:p>6.972633528</text:p>
          </table:table-cell>
          <table:table-cell table:number-columns-repeated="6"/>
        </table:table-row>
        <table:table-row table:style-name="ro1">
          <table:table-cell office:value-type="float" office:value="0.581544739" calcext:value-type="float">
            <text:p>0.581544739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6.978536868" calcext:value-type="float">
            <text:p>6.978536868</text:p>
          </table:table-cell>
          <table:table-cell table:number-columns-repeated="6"/>
        </table:table-row>
        <table:table-row table:style-name="ro1">
          <table:table-cell office:value-type="float" office:value="0.580992198" calcext:value-type="float">
            <text:p>0.580992198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6.971906376" calcext:value-type="float">
            <text:p>6.971906376</text:p>
          </table:table-cell>
          <table:table-cell table:number-columns-repeated="6"/>
        </table:table-row>
        <table:table-row table:style-name="ro1">
          <table:table-cell office:value-type="float" office:value="0.581624631" calcext:value-type="float">
            <text:p>0.581624631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6.979495572" calcext:value-type="float">
            <text:p>6.979495572</text:p>
          </table:table-cell>
          <table:table-cell table:number-columns-repeated="6"/>
        </table:table-row>
        <table:table-row table:style-name="ro1">
          <table:table-cell office:value-type="float" office:value="0.583207207" calcext:value-type="float">
            <text:p>0.583207207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6.998486484" calcext:value-type="float">
            <text:p>6.998486484</text:p>
          </table:table-cell>
          <table:table-cell table:number-columns-repeated="6"/>
        </table:table-row>
        <table:table-row table:style-name="ro1">
          <table:table-cell office:value-type="float" office:value="0.58562242" calcext:value-type="float">
            <text:p>0.58562242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02746904" calcext:value-type="float">
            <text:p>7.02746904</text:p>
          </table:table-cell>
          <table:table-cell table:number-columns-repeated="6"/>
        </table:table-row>
        <table:table-row table:style-name="ro1">
          <table:table-cell office:value-type="float" office:value="0.580891304" calcext:value-type="float">
            <text:p>0.580891304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6.970695648" calcext:value-type="float">
            <text:p>6.970695648</text:p>
          </table:table-cell>
          <table:table-cell table:number-columns-repeated="6"/>
        </table:table-row>
        <table:table-row table:style-name="ro1">
          <table:table-cell office:value-type="float" office:value="0.583164119" calcext:value-type="float">
            <text:p>0.583164119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6.997969428" calcext:value-type="float">
            <text:p>6.997969428</text:p>
          </table:table-cell>
          <table:table-cell table:number-columns-repeated="6"/>
        </table:table-row>
        <table:table-row table:style-name="ro1">
          <table:table-cell office:value-type="float" office:value="0.598181858" calcext:value-type="float">
            <text:p>0.598181858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178182296" calcext:value-type="float">
            <text:p>7.178182296</text:p>
          </table:table-cell>
          <table:table-cell table:number-columns-repeated="6"/>
        </table:table-row>
        <table:table-row table:style-name="ro1">
          <table:table-cell office:value-type="float" office:value="0.588345014" calcext:value-type="float">
            <text:p>0.588345014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060140168" calcext:value-type="float">
            <text:p>7.060140168</text:p>
          </table:table-cell>
          <table:table-cell table:number-columns-repeated="6"/>
        </table:table-row>
        <table:table-row table:style-name="ro1">
          <table:table-cell office:value-type="float" office:value="0.581251017" calcext:value-type="float">
            <text:p>0.581251017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6.975012204" calcext:value-type="float">
            <text:p>6.975012204</text:p>
          </table:table-cell>
          <table:table-cell table:number-columns-repeated="6"/>
        </table:table-row>
        <table:table-row table:style-name="ro1">
          <table:table-cell office:value-type="float" office:value="0.581481864" calcext:value-type="float">
            <text:p>0.58148186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6.977782368" calcext:value-type="float">
            <text:p>6.977782368</text:p>
          </table:table-cell>
          <table:table-cell table:number-columns-repeated="6"/>
        </table:table-row>
        <table:table-row table:style-name="ro1">
          <table:table-cell office:value-type="float" office:value="0.581032288" calcext:value-type="float">
            <text:p>0.581032288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6.972387456" calcext:value-type="float">
            <text:p>6.972387456</text:p>
          </table:table-cell>
          <table:table-cell table:number-columns-repeated="6"/>
        </table:table-row>
        <table:table-row table:style-name="ro1">
          <table:table-cell office:value-type="float" office:value="0.581697853" calcext:value-type="float">
            <text:p>0.581697853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6.980374236" calcext:value-type="float">
            <text:p>6.980374236</text:p>
          </table:table-cell>
          <table:table-cell table:number-columns-repeated="6"/>
        </table:table-row>
        <table:table-row table:style-name="ro1">
          <table:table-cell office:value-type="float" office:value="0.581038439" calcext:value-type="float">
            <text:p>0.581038439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6.972461268" calcext:value-type="float">
            <text:p>6.972461268</text:p>
          </table:table-cell>
          <table:table-cell table:number-columns-repeated="6"/>
        </table:table-row>
        <table:table-row table:style-name="ro1">
          <table:table-cell office:value-type="float" office:value="0.581150012" calcext:value-type="float">
            <text:p>0.581150012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6.973800144" calcext:value-type="float">
            <text:p>6.973800144</text:p>
          </table:table-cell>
          <table:table-cell table:number-columns-repeated="6"/>
        </table:table-row>
        <table:table-row table:style-name="ro1">
          <table:table-cell office:value-type="float" office:value="0.58109105" calcext:value-type="float">
            <text:p>0.58109105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6.9730926" calcext:value-type="float">
            <text:p>6.9730926</text:p>
          </table:table-cell>
          <table:table-cell table:number-columns-repeated="6"/>
        </table:table-row>
        <table:table-row table:style-name="ro1">
          <table:table-cell office:value-type="float" office:value="0.581055219" calcext:value-type="float">
            <text:p>0.581055219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6.972662628" calcext:value-type="float">
            <text:p>6.972662628</text:p>
          </table:table-cell>
          <table:table-cell table:number-columns-repeated="6"/>
        </table:table-row>
        <table:table-row table:style-name="ro1">
          <table:table-cell office:value-type="float" office:value="0.580536576" calcext:value-type="float">
            <text:p>0.580536576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6.966438912" calcext:value-type="float">
            <text:p>6.966438912</text:p>
          </table:table-cell>
          <table:table-cell table:number-columns-repeated="6"/>
        </table:table-row>
        <table:table-row table:style-name="ro1">
          <table:table-cell office:value-type="float" office:value="0.581311857" calcext:value-type="float">
            <text:p>0.581311857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6.975742284" calcext:value-type="float">
            <text:p>6.975742284</text:p>
          </table:table-cell>
          <table:table-cell table:number-columns-repeated="6"/>
        </table:table-row>
        <table:table-row table:style-name="ro1">
          <table:table-cell office:value-type="float" office:value="0.581312663" calcext:value-type="float">
            <text:p>0.581312663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6.975751956" calcext:value-type="float">
            <text:p>6.975751956</text:p>
          </table:table-cell>
          <table:table-cell table:number-columns-repeated="6"/>
        </table:table-row>
        <table:table-row table:style-name="ro1">
          <table:table-cell office:value-type="float" office:value="0.581377797" calcext:value-type="float">
            <text:p>0.581377797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6.976533564" calcext:value-type="float">
            <text:p>6.976533564</text:p>
          </table:table-cell>
          <table:table-cell table:number-columns-repeated="6"/>
        </table:table-row>
        <table:table-row table:style-name="ro1">
          <table:table-cell office:value-type="float" office:value="0.580888305" calcext:value-type="float">
            <text:p>0.580888305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6.97065966" calcext:value-type="float">
            <text:p>6.97065966</text:p>
          </table:table-cell>
          <table:table-cell table:number-columns-repeated="6"/>
        </table:table-row>
        <table:table-row table:style-name="ro1">
          <table:table-cell office:value-type="float" office:value="0.58198486" calcext:value-type="float">
            <text:p>0.58198486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6.98381832" calcext:value-type="float">
            <text:p>6.98381832</text:p>
          </table:table-cell>
          <table:table-cell table:number-columns-repeated="6"/>
        </table:table-row>
        <table:table-row table:style-name="ro1">
          <table:table-cell office:value-type="float" office:value="0.581631971" calcext:value-type="float">
            <text:p>0.581631971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6.979583652" calcext:value-type="float">
            <text:p>6.979583652</text:p>
          </table:table-cell>
          <table:table-cell table:number-columns-repeated="6"/>
        </table:table-row>
        <table:table-row table:style-name="ro1">
          <table:table-cell office:value-type="float" office:value="0.581191484" calcext:value-type="float">
            <text:p>0.581191484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6.974297808" calcext:value-type="float">
            <text:p>6.974297808</text:p>
          </table:table-cell>
          <table:table-cell table:number-columns-repeated="6"/>
        </table:table-row>
        <table:table-row table:style-name="ro1">
          <table:table-cell office:value-type="float" office:value="0.580691001" calcext:value-type="float">
            <text:p>0.580691001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6.968292012" calcext:value-type="float">
            <text:p>6.968292012</text:p>
          </table:table-cell>
          <table:table-cell table:number-columns-repeated="6"/>
        </table:table-row>
        <table:table-row table:style-name="ro1">
          <table:table-cell office:value-type="float" office:value="0.581083466" calcext:value-type="float">
            <text:p>0.581083466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6.973001592" calcext:value-type="float">
            <text:p>6.973001592</text:p>
          </table:table-cell>
          <table:table-cell table:number-columns-repeated="6"/>
        </table:table-row>
        <table:table-row table:style-name="ro1">
          <table:table-cell office:value-type="float" office:value="0.580826132" calcext:value-type="float">
            <text:p>0.580826132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6.969913584" calcext:value-type="float">
            <text:p>6.969913584</text:p>
          </table:table-cell>
          <table:table-cell table:number-columns-repeated="6"/>
        </table:table-row>
        <table:table-row table:style-name="ro1">
          <table:table-cell office:value-type="float" office:value="0.581321479" calcext:value-type="float">
            <text:p>0.581321479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6.975857748" calcext:value-type="float">
            <text:p>6.975857748</text:p>
          </table:table-cell>
          <table:table-cell table:number-columns-repeated="6"/>
        </table:table-row>
        <table:table-row table:style-name="ro1">
          <table:table-cell office:value-type="float" office:value="0.58161259" calcext:value-type="float">
            <text:p>0.58161259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6.97935108" calcext:value-type="float">
            <text:p>6.97935108</text:p>
          </table:table-cell>
          <table:table-cell table:number-columns-repeated="6"/>
        </table:table-row>
        <table:table-row table:style-name="ro1">
          <table:table-cell office:value-type="float" office:value="0.5808877" calcext:value-type="float">
            <text:p>0.5808877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6.9706524" calcext:value-type="float">
            <text:p>6.9706524</text:p>
          </table:table-cell>
          <table:table-cell table:number-columns-repeated="6"/>
        </table:table-row>
        <table:table-row table:style-name="ro1">
          <table:table-cell office:value-type="float" office:value="0.58058359" calcext:value-type="float">
            <text:p>0.58058359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6.96700308" calcext:value-type="float">
            <text:p>6.96700308</text:p>
          </table:table-cell>
          <table:table-cell table:number-columns-repeated="6"/>
        </table:table-row>
        <table:table-row table:style-name="ro1">
          <table:table-cell office:value-type="float" office:value="0.582332613" calcext:value-type="float">
            <text:p>0.582332613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6.987991356" calcext:value-type="float">
            <text:p>6.987991356</text:p>
          </table:table-cell>
          <table:table-cell table:number-columns-repeated="6"/>
        </table:table-row>
        <table:table-row table:style-name="ro1">
          <table:table-cell office:value-type="float" office:value="0.581168876" calcext:value-type="float">
            <text:p>0.581168876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6.974026512" calcext:value-type="float">
            <text:p>6.974026512</text:p>
          </table:table-cell>
          <table:table-cell table:number-columns-repeated="6"/>
        </table:table-row>
        <table:table-row table:style-name="ro1">
          <table:table-cell office:value-type="float" office:value="0.581160176" calcext:value-type="float">
            <text:p>0.581160176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6.973922112" calcext:value-type="float">
            <text:p>6.973922112</text:p>
          </table:table-cell>
          <table:table-cell table:number-columns-repeated="6"/>
        </table:table-row>
        <table:table-row table:style-name="ro1">
          <table:table-cell office:value-type="float" office:value="0.58058923" calcext:value-type="float">
            <text:p>0.58058923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6.96707076" calcext:value-type="float">
            <text:p>6.96707076</text:p>
          </table:table-cell>
          <table:table-cell table:number-columns-repeated="6"/>
        </table:table-row>
        <table:table-row table:style-name="ro1">
          <table:table-cell office:value-type="float" office:value="0.581151157" calcext:value-type="float">
            <text:p>0.581151157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6.973813884" calcext:value-type="float">
            <text:p>6.973813884</text:p>
          </table:table-cell>
          <table:table-cell table:number-columns-repeated="6"/>
        </table:table-row>
        <table:table-row table:style-name="ro1">
          <table:table-cell office:value-type="float" office:value="0.580703953" calcext:value-type="float">
            <text:p>0.580703953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6.968447436" calcext:value-type="float">
            <text:p>6.968447436</text:p>
          </table:table-cell>
          <table:table-cell table:number-columns-repeated="6"/>
        </table:table-row>
        <table:table-row table:style-name="ro1">
          <table:table-cell office:value-type="float" office:value="0.581479847" calcext:value-type="float">
            <text:p>0.581479847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6.977758164" calcext:value-type="float">
            <text:p>6.977758164</text:p>
          </table:table-cell>
          <table:table-cell table:number-columns-repeated="6"/>
        </table:table-row>
        <table:table-row table:style-name="ro1">
          <table:table-cell office:value-type="float" office:value="0.580813034" calcext:value-type="float">
            <text:p>0.580813034</text:p>
          </table:table-cell>
          <table:table-cell office:value-type="float" office:value="356" calcext:value-type="float">
            <text:p>356</text:p>
          </table:table-cell>
          <table:table-cell table:formula="of:=[.A357]*12" office:value-type="float" office:value="6.969756408" calcext:value-type="float">
            <text:p>6.969756408</text:p>
          </table:table-cell>
          <table:table-cell table:number-columns-repeated="6"/>
        </table:table-row>
        <table:table-row table:style-name="ro1">
          <table:table-cell office:value-type="float" office:value="0.580718062" calcext:value-type="float">
            <text:p>0.580718062</text:p>
          </table:table-cell>
          <table:table-cell office:value-type="float" office:value="357" calcext:value-type="float">
            <text:p>357</text:p>
          </table:table-cell>
          <table:table-cell table:formula="of:=[.A358]*12" office:value-type="float" office:value="6.968616744" calcext:value-type="float">
            <text:p>6.968616744</text:p>
          </table:table-cell>
          <table:table-cell table:number-columns-repeated="6"/>
        </table:table-row>
        <table:table-row table:style-name="ro1">
          <table:table-cell office:value-type="float" office:value="0.580904494" calcext:value-type="float">
            <text:p>0.580904494</text:p>
          </table:table-cell>
          <table:table-cell office:value-type="float" office:value="358" calcext:value-type="float">
            <text:p>358</text:p>
          </table:table-cell>
          <table:table-cell table:formula="of:=[.A359]*12" office:value-type="float" office:value="6.970853928" calcext:value-type="float">
            <text:p>6.9708539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4:22:30.848310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2T15:12:42.571641576</dc:date>
    <meta:editing-duration>PT33M43S</meta:editing-duration>
    <meta:editing-cycles>5</meta:editing-cycles>
    <meta:generator>LibreOffice/6.4.7.2$Linux_X86_64 LibreOffice_project/40$Build-2</meta:generator>
    <meta:document-statistic meta:table-count="1" meta:cell-count="11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3.A1:DATA_3.A359" chart:data-source-has-labels="row" svg:x="0.32cm" svg:y="0.18cm" svg:width="11.37cm" svg:height="8.64cm">
          <chartooo:coordinate-region svg:x="1.232cm" svg:y="0.301cm" svg:width="10.458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3.A2:DATA_3.A359" chart:label-cell-address="DATA_3.A1:DATA_3.A1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3.A1:DATA_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707379">
                <text:p>0.581707379</text:p>
                <draw:g>
                  <svg:desc>DATA_3.A2:DATA_3.A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2248398">
                <text:p>0.582248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1657831">
                <text:p>0.581657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187862">
                <text:p>0.58187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141943">
                <text:p>0.58141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1859533">
                <text:p>0.581859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352427">
                <text:p>0.581352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059563">
                <text:p>0.582059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088879">
                <text:p>0.581088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1164601">
                <text:p>0.58116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0754111">
                <text:p>0.580754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1290266">
                <text:p>0.581290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1796153">
                <text:p>0.58179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1902628">
                <text:p>0.581902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2099304">
                <text:p>0.582099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1132556">
                <text:p>0.581132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2413467">
                <text:p>0.582413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1317298">
                <text:p>0.581317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1935359">
                <text:p>0.581935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1021582">
                <text:p>0.581021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1228481">
                <text:p>0.581228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1218711">
                <text:p>0.581218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1357705">
                <text:p>0.581357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1684331">
                <text:p>0.581684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1158862">
                <text:p>0.581158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1494812">
                <text:p>0.581494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2167723">
                <text:p>0.582167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2169803">
                <text:p>0.582169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655817">
                <text:p>0.5816558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1434888">
                <text:p>0.581434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0925106">
                <text:p>0.580925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0995276">
                <text:p>0.580995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1692107">
                <text:p>0.58169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131878">
                <text:p>0.58131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1006417">
                <text:p>0.581006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050742">
                <text:p>0.581050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2596856">
                <text:p>0.582596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124529">
                <text:p>0.58124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3684539">
                <text:p>0.583684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1398531">
                <text:p>0.581398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1049677">
                <text:p>0.581049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1486425">
                <text:p>0.581486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0711543">
                <text:p>0.580711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0819942">
                <text:p>0.580819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1185071">
                <text:p>0.581185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1727039">
                <text:p>0.581727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1892113">
                <text:p>0.581892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1559211">
                <text:p>0.58155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1215516">
                <text:p>0.581215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1517227">
                <text:p>0.5815172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0673709">
                <text:p>0.580673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24494">
                <text:p>0.5824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1376489">
                <text:p>0.581376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1246852">
                <text:p>0.581246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137168">
                <text:p>0.58137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0479016">
                <text:p>0.580479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1340561">
                <text:p>0.581340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047059">
                <text:p>0.58047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1569688">
                <text:p>0.581569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7068189">
                <text:p>0.587068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0780143">
                <text:p>0.580780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3066953">
                <text:p>0.583066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0827754">
                <text:p>0.580827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9191919">
                <text:p>0.599191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0423219">
                <text:p>0.600423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8378956">
                <text:p>0.608378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1496662">
                <text:p>0.601496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5228978">
                <text:p>0.595228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3439614">
                <text:p>0.593439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516383">
                <text:p>0.591516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1101495">
                <text:p>0.591101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135546">
                <text:p>0.599135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124654">
                <text:p>0.59124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2032349">
                <text:p>0.592032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3532117">
                <text:p>0.593532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2370799">
                <text:p>0.592370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1628182">
                <text:p>0.591628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1378818">
                <text:p>0.591378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510258">
                <text:p>0.591510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0984267">
                <text:p>0.590984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2132016">
                <text:p>0.592132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1259818">
                <text:p>0.591259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1513982">
                <text:p>0.59151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2293249">
                <text:p>0.5922932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1799321">
                <text:p>0.591799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1439029">
                <text:p>0.591439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2193438">
                <text:p>0.592193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1515511">
                <text:p>0.591515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2428606">
                <text:p>0.592428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1421102">
                <text:p>0.591421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1542692">
                <text:p>0.591542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1725253">
                <text:p>0.591725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1695515">
                <text:p>0.591695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2267151">
                <text:p>0.592267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1504512">
                <text:p>0.591504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2157297">
                <text:p>0.592157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1658986">
                <text:p>0.591658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536359">
                <text:p>0.591536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1712888">
                <text:p>0.591712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2283116">
                <text:p>0.592283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1873915">
                <text:p>0.591873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2226031">
                <text:p>0.592226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1417578">
                <text:p>0.5914175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2631794">
                <text:p>0.592631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091198">
                <text:p>0.59091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2285172">
                <text:p>0.592285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1647261">
                <text:p>0.591647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2003454">
                <text:p>0.592003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1920968">
                <text:p>0.591920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2529175">
                <text:p>0.592529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1495839">
                <text:p>0.591495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3047724">
                <text:p>0.593047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1032042">
                <text:p>0.591032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1560893">
                <text:p>0.591560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0953471">
                <text:p>0.590953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2745981">
                <text:p>0.592745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1886967">
                <text:p>0.591886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1893459">
                <text:p>0.591893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1961928">
                <text:p>0.59196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1834747">
                <text:p>0.5918347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1779677">
                <text:p>0.591779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0041108">
                <text:p>0.600041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9882646">
                <text:p>0.619882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96626859">
                <text:p>0.596626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1494597">
                <text:p>0.591494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2541026">
                <text:p>0.592541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1997712">
                <text:p>0.5919977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91270462">
                <text:p>0.5912704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22472">
                <text:p>0.59224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91935963">
                <text:p>0.5919359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1714201">
                <text:p>0.591714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1615862">
                <text:p>0.591615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1488315">
                <text:p>0.591488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91715392">
                <text:p>0.591715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1415759">
                <text:p>0.591415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1453444">
                <text:p>0.591453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1593765">
                <text:p>0.591593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2480495">
                <text:p>0.592480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91755481">
                <text:p>0.5917554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1413075">
                <text:p>0.5914130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1894635">
                <text:p>0.591894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473">
                <text:p>0.5916664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1227997">
                <text:p>0.591227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1741906">
                <text:p>0.591741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2051965">
                <text:p>0.5920519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358303">
                <text:p>0.5913583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1576677">
                <text:p>0.591576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2305594">
                <text:p>0.592305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299698">
                <text:p>0.59299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0919433">
                <text:p>0.5909194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3489956">
                <text:p>0.593489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1578279">
                <text:p>0.591578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1060372">
                <text:p>0.5910603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128418">
                <text:p>0.59128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91577035">
                <text:p>0.591577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1500751">
                <text:p>0.5915007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1203723">
                <text:p>0.591203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1710371">
                <text:p>0.591710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1927883">
                <text:p>0.591927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1013871">
                <text:p>0.5910138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2374141">
                <text:p>0.592374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2910738">
                <text:p>0.592910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3216577">
                <text:p>0.5932165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194363">
                <text:p>0.591943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1688161">
                <text:p>0.591688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1699373">
                <text:p>0.5916993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1442241">
                <text:p>0.5914422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1650041">
                <text:p>0.5916500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1500229">
                <text:p>0.591500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2276058">
                <text:p>0.592276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1931861">
                <text:p>0.591931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1612573">
                <text:p>0.5916125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2031229">
                <text:p>0.592031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1700504">
                <text:p>0.5917005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2011124">
                <text:p>0.592011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2648395">
                <text:p>0.592648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1103388">
                <text:p>0.5911033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1836598">
                <text:p>0.591836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1680366">
                <text:p>0.5916803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2108228">
                <text:p>0.592108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1553382">
                <text:p>0.591553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2217102">
                <text:p>0.592217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219809">
                <text:p>0.59219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1527081">
                <text:p>0.591527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1532497">
                <text:p>0.5915324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213176">
                <text:p>0.592131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107249">
                <text:p>0.59107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2590954">
                <text:p>0.592590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1961866">
                <text:p>0.5919618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137198">
                <text:p>0.59137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1963406">
                <text:p>0.5919634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1122409">
                <text:p>0.5911224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2157433">
                <text:p>0.592157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1690209">
                <text:p>0.591690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2356706">
                <text:p>0.5923567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91187271">
                <text:p>0.5911872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9191738">
                <text:p>0.591917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139849">
                <text:p>0.591398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2164816">
                <text:p>0.592164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1458833">
                <text:p>0.591458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9199794">
                <text:p>0.59199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91207788">
                <text:p>0.5912077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1669147">
                <text:p>0.5916691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1011055">
                <text:p>0.591011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2676606">
                <text:p>0.5926766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91334289">
                <text:p>0.591334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91618819">
                <text:p>0.5916188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2034896">
                <text:p>0.592034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1348627">
                <text:p>0.591348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1814489">
                <text:p>0.5918144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123762">
                <text:p>0.591237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1235284">
                <text:p>0.591235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91855114">
                <text:p>0.591855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1310377">
                <text:p>0.591310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91714399">
                <text:p>0.5917143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1897755">
                <text:p>0.591897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1687478">
                <text:p>0.591687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2289721">
                <text:p>0.592289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91376049">
                <text:p>0.5913760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9200999">
                <text:p>0.59200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91461618">
                <text:p>0.591461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1725696">
                <text:p>0.591725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1229317">
                <text:p>0.59122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1555448">
                <text:p>0.5915554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1809742">
                <text:p>0.5918097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161002">
                <text:p>0.59161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91793535">
                <text:p>0.5917935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2721759">
                <text:p>0.5927217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135988">
                <text:p>0.59135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2219076">
                <text:p>0.592219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913562">
                <text:p>0.59135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91910532">
                <text:p>0.5919105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1302894">
                <text:p>0.5913028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1696216">
                <text:p>0.5916962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91455363">
                <text:p>0.5914553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2223328">
                <text:p>0.592223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2895284">
                <text:p>0.592895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186796">
                <text:p>0.59186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2154784">
                <text:p>0.592154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2431397">
                <text:p>0.592431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86906104">
                <text:p>0.586906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82130841">
                <text:p>0.582130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82112756">
                <text:p>0.582112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8338465">
                <text:p>0.5883384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81899155">
                <text:p>0.581899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84095399">
                <text:p>0.5840953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81716358">
                <text:p>0.5817163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1629809">
                <text:p>0.581629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1898125">
                <text:p>0.581898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3117099">
                <text:p>0.5831170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1915369">
                <text:p>0.5819153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82414924">
                <text:p>0.5824149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1505465">
                <text:p>0.5815054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1622249">
                <text:p>0.5816222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1622327">
                <text:p>0.5816223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1785535">
                <text:p>0.5817855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81200887">
                <text:p>0.581200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1902133">
                <text:p>0.581902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1175774">
                <text:p>0.5811757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82253152">
                <text:p>0.5822531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8151039">
                <text:p>0.58151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8328171">
                <text:p>0.583281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1580067">
                <text:p>0.581580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81913527">
                <text:p>0.5819135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81792226">
                <text:p>0.5817922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1394818">
                <text:p>0.5813948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1287017">
                <text:p>0.5812870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1733053">
                <text:p>0.5817330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81125945">
                <text:p>0.5811259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8172987">
                <text:p>0.581729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80922164">
                <text:p>0.580922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816581">
                <text:p>0.5816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81747393">
                <text:p>0.581747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8100834">
                <text:p>0.58100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83664572">
                <text:p>0.5836645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81341954">
                <text:p>0.5813419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87429745">
                <text:p>0.587429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87103512">
                <text:p>0.5871035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08996792">
                <text:p>0.6089967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8933589">
                <text:p>0.588933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1931391">
                <text:p>0.581931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1145852">
                <text:p>0.581145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1395534">
                <text:p>0.581395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81654491">
                <text:p>0.5816544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82114905">
                <text:p>0.5821149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8114869">
                <text:p>0.58114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210027">
                <text:p>0.582100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81237504">
                <text:p>0.581237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0993405">
                <text:p>0.5809934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1456246">
                <text:p>0.5814562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1285368">
                <text:p>0.5812853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125886">
                <text:p>0.582125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1246744">
                <text:p>0.5812467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1487553">
                <text:p>0.5814875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1464117">
                <text:p>0.581464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129768">
                <text:p>0.58129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1618059">
                <text:p>0.5816180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1815416">
                <text:p>0.581815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1207434">
                <text:p>0.581207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2133429">
                <text:p>0.582133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1127883">
                <text:p>0.5811278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81610092">
                <text:p>0.581610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8146206">
                <text:p>0.58146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2131529">
                <text:p>0.5821315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095398">
                <text:p>0.580953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1606148">
                <text:p>0.5916061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0917762">
                <text:p>0.5809177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7475951">
                <text:p>0.587475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0948099">
                <text:p>0.5809480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1598803">
                <text:p>0.5815988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2691976">
                <text:p>0.5826919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0995868">
                <text:p>0.5809958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81569501">
                <text:p>0.5815695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81718539">
                <text:p>0.5817185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1253887">
                <text:p>0.581253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1052794">
                <text:p>0.581052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1544739">
                <text:p>0.5815447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0992198">
                <text:p>0.5809921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1624631">
                <text:p>0.5816246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83207207">
                <text:p>0.5832072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562242">
                <text:p>0.58562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0891304">
                <text:p>0.5808913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83164119">
                <text:p>0.583164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98181858">
                <text:p>0.5981818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88345014">
                <text:p>0.5883450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81251017">
                <text:p>0.581251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81481864">
                <text:p>0.5814818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81032288">
                <text:p>0.581032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81697853">
                <text:p>0.5816978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81038439">
                <text:p>0.5810384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1150012">
                <text:p>0.5811500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109105">
                <text:p>0.581091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1055219">
                <text:p>0.5810552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0536576">
                <text:p>0.5805365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1311857">
                <text:p>0.581311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1312663">
                <text:p>0.581312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81377797">
                <text:p>0.5813777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0888305">
                <text:p>0.5808883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198486">
                <text:p>0.581984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81631971">
                <text:p>0.5816319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1191484">
                <text:p>0.5811914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80691001">
                <text:p>0.580691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1083466">
                <text:p>0.5810834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0826132">
                <text:p>0.580826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1321479">
                <text:p>0.5813214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161259">
                <text:p>0.581612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08877">
                <text:p>0.58088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058359">
                <text:p>0.580583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2332613">
                <text:p>0.5823326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1168876">
                <text:p>0.5811688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1160176">
                <text:p>0.5811601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058923">
                <text:p>0.580589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1151157">
                <text:p>0.5811511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0703953">
                <text:p>0.5807039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1479847">
                <text:p>0.5814798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80813034">
                <text:p>0.580813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80718062">
                <text:p>0.5807180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80904494">
                <text:p>0.58090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3.C1:DATA_3.C359" chart:data-source-has-labels="row" svg:x="0.32cm" svg:y="0.18cm" svg:width="11.688cm" svg:height="8.64cm">
          <chartooo:coordinate-region svg:x="1.047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3.C2:DATA_3.C359" chart:label-cell-address="DATA_3.C1:DATA_3.C1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3.C1:DATA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80488548">
                <text:p>6.980488548</text:p>
                <draw:g>
                  <svg:desc>DATA_3.C2:DATA_3.C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6980776">
                <text:p>6.986980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79893972">
                <text:p>6.979893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8254344">
                <text:p>6.98254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7703316">
                <text:p>6.97703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82314396">
                <text:p>6.982314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76229124">
                <text:p>6.976229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4714756">
                <text:p>6.984714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73066548">
                <text:p>6.973066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3975212">
                <text:p>6.973975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69049332">
                <text:p>6.969049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75483192">
                <text:p>6.975483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1553836">
                <text:p>6.981553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82831536">
                <text:p>6.982831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85191648">
                <text:p>6.985191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3590672">
                <text:p>6.973590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88961604">
                <text:p>6.988961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75807576">
                <text:p>6.975807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83224308">
                <text:p>6.983224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72258984">
                <text:p>6.972258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74741772">
                <text:p>6.97474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74624532">
                <text:p>6.974624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7629246">
                <text:p>6.97629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80211972">
                <text:p>6.980211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73906344">
                <text:p>6.97390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77937744">
                <text:p>6.977937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86012676">
                <text:p>6.986012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86037636">
                <text:p>6.986037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79869804">
                <text:p>6.979869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77218656">
                <text:p>6.977218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71101272">
                <text:p>6.971101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71943312">
                <text:p>6.971943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80305284">
                <text:p>6.980305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7582536">
                <text:p>6.97582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72077004">
                <text:p>6.972077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72608904">
                <text:p>6.972608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91162272">
                <text:p>6.991162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7494348">
                <text:p>6.97494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04214468">
                <text:p>7.004214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76782372">
                <text:p>6.976782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72596124">
                <text:p>6.972596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778371">
                <text:p>6.9778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68538516">
                <text:p>6.968538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69839304">
                <text:p>6.969839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74220852">
                <text:p>6.974220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80724468">
                <text:p>6.980724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82705356">
                <text:p>6.982705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978710532">
                <text:p>6.978710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74586192">
                <text:p>6.974586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78206724">
                <text:p>6.978206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68084508">
                <text:p>6.968084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9893928">
                <text:p>6.9893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76517868">
                <text:p>6.976517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74962224">
                <text:p>6.974962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97646016">
                <text:p>6.97646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65748192">
                <text:p>6.965748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6086732">
                <text:p>6.976086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6564708">
                <text:p>6.96564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78836256">
                <text:p>6.978836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44818268">
                <text:p>7.044818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69361716">
                <text:p>6.969361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96803436">
                <text:p>6.996803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69933048">
                <text:p>6.969933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90303028">
                <text:p>7.190303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05078628">
                <text:p>7.205078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00547472">
                <text:p>7.300547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17959944">
                <text:p>7.217959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42747736">
                <text:p>7.142747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21275368">
                <text:p>7.121275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98196596">
                <text:p>7.098196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9321794">
                <text:p>7.09321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89626552">
                <text:p>7.189626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9495848">
                <text:p>7.09495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04388188">
                <text:p>7.104388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22385404">
                <text:p>7.122385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08449588">
                <text:p>7.108449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99538184">
                <text:p>7.099538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96545816">
                <text:p>7.096545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98123096">
                <text:p>7.098123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91811204">
                <text:p>7.091811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05584192">
                <text:p>7.105584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095117816">
                <text:p>7.095117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098167784">
                <text:p>7.098167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07518988">
                <text:p>7.107518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01591852">
                <text:p>7.101591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97268348">
                <text:p>7.097268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06321256">
                <text:p>7.106321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98186132">
                <text:p>7.098186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09143272">
                <text:p>7.109143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97053224">
                <text:p>7.097053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98512304">
                <text:p>7.098512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00703036">
                <text:p>7.1007030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0034618">
                <text:p>7.10034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107205812">
                <text:p>7.10720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98054144">
                <text:p>7.098054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105887564">
                <text:p>7.105887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99907832">
                <text:p>7.099907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98436308">
                <text:p>7.098436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100554656">
                <text:p>7.100554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07397392">
                <text:p>7.107397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0248698">
                <text:p>7.10248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06712372">
                <text:p>7.106712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97010936">
                <text:p>7.097010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11581528">
                <text:p>7.111581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09094376">
                <text:p>7.0909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07422064">
                <text:p>7.107422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099767132">
                <text:p>7.099767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04041448">
                <text:p>7.1040414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103051616">
                <text:p>7.103051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103501">
                <text:p>7.1103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097950068">
                <text:p>7.097950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116572688">
                <text:p>7.116572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092384504">
                <text:p>7.092384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98730716">
                <text:p>7.098730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091441652">
                <text:p>7.091441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12951772">
                <text:p>7.112951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102643604">
                <text:p>7.102643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102721508">
                <text:p>7.102721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103543136">
                <text:p>7.103543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02016964">
                <text:p>7.102016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01356124">
                <text:p>7.101356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200493296">
                <text:p>7.200493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438591752">
                <text:p>7.438591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59522308">
                <text:p>7.159522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97935164">
                <text:p>7.097935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10492312">
                <text:p>7.110492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03972544">
                <text:p>7.103972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095245544">
                <text:p>7.0952455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069664">
                <text:p>7.1069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103231556">
                <text:p>7.103231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100570412">
                <text:p>7.100570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99390344">
                <text:p>7.0993903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09785978">
                <text:p>7.097859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00584704">
                <text:p>7.100584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096989108">
                <text:p>7.096989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097441328">
                <text:p>7.0974413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9912518">
                <text:p>7.099125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0976594">
                <text:p>7.109765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01065772">
                <text:p>7.101065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969569">
                <text:p>7.0969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0273562">
                <text:p>7.10273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99997676">
                <text:p>7.099997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4735964">
                <text:p>7.0947359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00902872">
                <text:p>7.100902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0462358">
                <text:p>7.104623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96299636">
                <text:p>7.096299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098920124">
                <text:p>7.098920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07667128">
                <text:p>7.107667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1596376">
                <text:p>7.11596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091033196">
                <text:p>7.091033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21879472">
                <text:p>7.121879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98939348">
                <text:p>7.098939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92724464">
                <text:p>7.092724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9541016">
                <text:p>7.09541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09892442">
                <text:p>7.098924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098009012">
                <text:p>7.098009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94444676">
                <text:p>7.094444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00524452">
                <text:p>7.100524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103134596">
                <text:p>7.103134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092166452">
                <text:p>7.092166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108489692">
                <text:p>7.108489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14928856">
                <text:p>7.114928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18598924">
                <text:p>7.1185989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10332356">
                <text:p>7.10332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00257932">
                <text:p>7.100257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00392476">
                <text:p>7.1003924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097306892">
                <text:p>7.097306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099800492">
                <text:p>7.0998004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098002748">
                <text:p>7.098002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07312696">
                <text:p>7.107312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03182332">
                <text:p>7.1031823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350876">
                <text:p>7.099350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04374748">
                <text:p>7.104374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00406048">
                <text:p>7.100406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04133488">
                <text:p>7.104133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1178074">
                <text:p>7.111780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93240656">
                <text:p>7.093240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02039176">
                <text:p>7.102039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00164392">
                <text:p>7.1001643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05298736">
                <text:p>7.1052987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98640584">
                <text:p>7.098640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106605224">
                <text:p>7.106605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0637708">
                <text:p>7.106377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98324972">
                <text:p>7.09832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98389964">
                <text:p>7.098389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0558112">
                <text:p>7.10558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9286988">
                <text:p>7.09286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11091448">
                <text:p>7.1110914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03542392">
                <text:p>7.1035423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09646376">
                <text:p>7.096463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03560872">
                <text:p>7.1035608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093468908">
                <text:p>7.0934689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05889196">
                <text:p>7.105889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100282508">
                <text:p>7.100282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08280472">
                <text:p>7.108280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94247252">
                <text:p>7.094247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10300856">
                <text:p>7.103008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09678188">
                <text:p>7.09678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105977792">
                <text:p>7.105977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97505996">
                <text:p>7.0975059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0397528">
                <text:p>7.10397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094493456">
                <text:p>7.094493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00029764">
                <text:p>7.100029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09213266">
                <text:p>7.09213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112119272">
                <text:p>7.1121192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096011468">
                <text:p>7.0960114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099425828">
                <text:p>7.0994258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04418752">
                <text:p>7.104418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96183524">
                <text:p>7.0961835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101773868">
                <text:p>7.1017738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9485144">
                <text:p>7.09485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94823408">
                <text:p>7.0948234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02261368">
                <text:p>7.1022613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095724524">
                <text:p>7.0957245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00572788">
                <text:p>7.1005727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0277306">
                <text:p>7.10277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00249736">
                <text:p>7.1002497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07476652">
                <text:p>7.1074766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096512588">
                <text:p>7.096512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0411988">
                <text:p>7.104119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097539416">
                <text:p>7.0975394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00708352">
                <text:p>7.100708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094751804">
                <text:p>7.0947518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098665376">
                <text:p>7.098665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101716904">
                <text:p>7.101716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09932024">
                <text:p>7.099320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0152242">
                <text:p>7.101522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12661108">
                <text:p>7.112661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09631856">
                <text:p>7.096318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106628912">
                <text:p>7.1066289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0962744">
                <text:p>7.09627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102926384">
                <text:p>7.102926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095634728">
                <text:p>7.095634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00354592">
                <text:p>7.1003545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097464356">
                <text:p>7.097464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06679936">
                <text:p>7.106679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14743408">
                <text:p>7.1147434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0241552">
                <text:p>7.102415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105857408">
                <text:p>7.105857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09176764">
                <text:p>7.109176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042873248">
                <text:p>7.0428732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985570092">
                <text:p>6.985570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85353072">
                <text:p>6.985353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6006158">
                <text:p>7.06006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98278986">
                <text:p>6.98278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09144788">
                <text:p>7.0091447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80596296">
                <text:p>6.9805962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979557708">
                <text:p>6.9795577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827775">
                <text:p>6.9827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97405188">
                <text:p>6.997405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982984428">
                <text:p>6.9829844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88979088">
                <text:p>6.988979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97806558">
                <text:p>6.97806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79466988">
                <text:p>6.9794669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79467924">
                <text:p>6.979467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8142642">
                <text:p>6.981426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74410644">
                <text:p>6.974410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82825596">
                <text:p>6.9828255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74109288">
                <text:p>6.9741092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987037824">
                <text:p>6.9870378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7812468">
                <text:p>6.97812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9938052">
                <text:p>6.999380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78960804">
                <text:p>6.978960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82962324">
                <text:p>6.982962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981506712">
                <text:p>6.9815067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976737816">
                <text:p>6.9767378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75444204">
                <text:p>6.9754442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80796636">
                <text:p>6.980796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7351134">
                <text:p>6.973511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8075844">
                <text:p>6.980758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71065968">
                <text:p>6.971065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798972">
                <text:p>6.97989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80968716">
                <text:p>6.9809687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97210008">
                <text:p>6.97210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03974864">
                <text:p>7.0039748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976103448">
                <text:p>6.9761034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4915694">
                <text:p>7.04915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45242144">
                <text:p>7.0452421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307961504">
                <text:p>7.307961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067203068">
                <text:p>7.067203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83176692">
                <text:p>6.9831766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73750224">
                <text:p>6.9737502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76746408">
                <text:p>6.976746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79853892">
                <text:p>6.9798538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8537886">
                <text:p>6.985378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7378428">
                <text:p>6.973784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8520324">
                <text:p>6.98520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74850048">
                <text:p>6.974850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7192086">
                <text:p>6.971920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77474952">
                <text:p>6.977474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975424416">
                <text:p>6.975424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85510632">
                <text:p>6.9855106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74960928">
                <text:p>6.974960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77850636">
                <text:p>6.977850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77569404">
                <text:p>6.9775694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7557216">
                <text:p>6.9755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979416708">
                <text:p>6.979416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981784992">
                <text:p>6.9817849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974489208">
                <text:p>6.974489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985601148">
                <text:p>6.9856011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73534596">
                <text:p>6.9735345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79321104">
                <text:p>6.9793211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7754472">
                <text:p>6.977544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985578348">
                <text:p>6.985578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7144776">
                <text:p>6.971447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099273776">
                <text:p>7.0992737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971013144">
                <text:p>6.971013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49711412">
                <text:p>7.0497114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71377188">
                <text:p>6.9713771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79185636">
                <text:p>6.979185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992303712">
                <text:p>6.9923037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971950416">
                <text:p>6.971950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978834012">
                <text:p>6.9788340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980622468">
                <text:p>6.980622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975046644">
                <text:p>6.9750466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972633528">
                <text:p>6.972633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978536868">
                <text:p>6.9785368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971906376">
                <text:p>6.971906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79495572">
                <text:p>6.9794955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98486484">
                <text:p>6.9984864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02746904">
                <text:p>7.02746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970695648">
                <text:p>6.9706956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997969428">
                <text:p>6.9979694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178182296">
                <text:p>7.1781822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060140168">
                <text:p>7.0601401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75012204">
                <text:p>6.9750122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77782368">
                <text:p>6.9777823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72387456">
                <text:p>6.9723874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80374236">
                <text:p>6.9803742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72461268">
                <text:p>6.9724612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73800144">
                <text:p>6.973800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730926">
                <text:p>6.97309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72662628">
                <text:p>6.972662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66438912">
                <text:p>6.9664389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75742284">
                <text:p>6.9757422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975751956">
                <text:p>6.9757519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976533564">
                <text:p>6.976533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97065966">
                <text:p>6.970659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98381832">
                <text:p>6.98381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979583652">
                <text:p>6.9795836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974297808">
                <text:p>6.9742978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968292012">
                <text:p>6.9682920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973001592">
                <text:p>6.9730015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969913584">
                <text:p>6.969913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975857748">
                <text:p>6.9758577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7935108">
                <text:p>6.979351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706524">
                <text:p>6.97065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6700308">
                <text:p>6.96700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87991356">
                <text:p>6.9879913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74026512">
                <text:p>6.9740265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73922112">
                <text:p>6.973922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6707076">
                <text:p>6.967070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73813884">
                <text:p>6.9738138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68447436">
                <text:p>6.9684474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77758164">
                <text:p>6.9777581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969756408">
                <text:p>6.969756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68616744">
                <text:p>6.968616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70853928">
                <text:p>6.970853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